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2" style:family="graphic" style:parent-style-name="standard">
      <style:graphic-properties draw:stroke="none" svg:stroke-width="0.035cm" draw:stroke-linejoin="miter" draw:fill="solid" draw:fill-color="#000000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ffffff" draw:opacity="0%"/>
    </style:style>
    <style:style style:name="P2" style:family="paragraph">
      <loext:graphic-properties draw:fill="solid" draw:fill-color="#000000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g>
          <svg:title>TexMaths</svg:title>
          <svg:desc>14§latex§Solutions§svg§600§TRUE§</svg:desc>
          <draw:polygon draw:style-name="gr1" draw:text-style-name="P1" draw:layer="layout" svg:width="1.965cm" svg:height="0.341cm" svg:x="1.481cm" svg:y="4.071cm" svg:viewBox="0 0 1966 342" draw:points="983,342 0,342 0,0 1966,0 1966,342">
            <text:p/>
          </draw:polygon>
          <draw:path draw:style-name="gr2" draw:text-style-name="P2" draw:layer="layout" svg:width="0.219cm" svg:height="0.359cm" svg:x="1.509cm" svg:y="4.064cm" svg:viewBox="0 0 220 360" svg:d="M146 157l-65-16c-31-7-49-33-49-63 0-35 27-64 65-64 82 0 93 81 96 104 2 2 2 5 7 5 6 0 6-3 6-12v-100c0-8 0-11-6-11-3 0-4 0-7 7l-17 28c-15-15-36-35-79-35-55 0-97 43-97 95 0 42 27 77 64 91 6 2 31 9 66 17 14 3 28 7 42 25 11 13 16 28 16 45 0 35-26 72-66 72-16 0-52-3-79-27-29-28-30-59-30-77-2-4-5-4-6-4-7 0-7 3-7 11v99c0 9 0 13 6 13 2 0 4-1 7-7 0 0 1-1 18-28 15 17 47 35 91 35 57 0 98-49 98-104 0-49-34-89-74-99z">
            <text:p/>
          </draw:path>
          <draw:path draw:style-name="gr2" draw:text-style-name="P2" draw:layer="layout" svg:width="0.219cm" svg:height="0.226cm" svg:x="1.767cm" svg:y="4.191cm" svg:viewBox="0 0 220 227" svg:d="M220 116c0-64-51-116-109-116-63 0-111 55-111 116 0 63 52 111 109 111 60 0 111-48 111-111zM111 214c-23 0-44-9-58-32-12-22-12-52-12-70 0-20 0-46 12-69 13-22 37-32 56-32 23 0 44 11 56 32 13 21 13 49 13 69 0 18 0 45-10 66-11 22-34 36-57 36z">
            <text:p/>
          </draw:path>
          <draw:path draw:style-name="gr2" draw:text-style-name="P2" draw:layer="layout" svg:width="0.11cm" svg:height="0.342cm" svg:x="2.015cm" svg:y="4.07cm" svg:viewBox="0 0 111 343" svg:d="M71 0l-71 6v15c35 0 39 3 39 28v256c0 23-5 23-39 23v15c17 0 43-1 56-1 11 0 36 1 55 1v-15c-34 0-40 0-40-23z">
            <text:p/>
          </draw:path>
          <draw:path draw:style-name="gr2" draw:text-style-name="P2" draw:layer="layout" svg:width="0.248cm" svg:height="0.223cm" svg:x="2.15cm" svg:y="4.194cm" svg:viewBox="0 0 249 224" svg:d="M178 179v45l71-5v-16c-35 0-39-3-39-27v-176l-73 6v15c35 0 39 3 39 28v88c0 42-23 76-60 76-42 0-43-22-43-49v-164l-73 6v15c39 0 39 1 39 45v74c0 39 0 84 74 84 28 0 51-14 65-45z">
            <text:p/>
          </draw:path>
          <draw:path draw:style-name="gr2" draw:text-style-name="P2" draw:layer="layout" svg:width="0.154cm" svg:height="0.309cm" svg:x="2.416cm" svg:y="4.109cm" svg:viewBox="0 0 155 310" svg:d="M77 106h70v-15h-70v-91h-13c-1 41-15 94-64 95v11h42v136c0 62 46 68 64 68 35 0 49-35 49-68v-28h-12v28c0 37-14 55-34 55-32 0-32-45-32-53z">
            <text:p/>
          </draw:path>
          <draw:path draw:style-name="gr2" draw:text-style-name="P2" draw:layer="layout" svg:width="0.105cm" svg:height="0.33cm" svg:x="2.614cm" svg:y="4.082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2" draw:text-style-name="P2" draw:layer="layout" svg:width="0.219cm" svg:height="0.226cm" svg:x="2.748cm" svg:y="4.191cm" svg:viewBox="0 0 220 227" svg:d="M220 116c0-64-51-116-109-116-63 0-111 55-111 116 0 63 52 111 109 111 60 0 111-48 111-111zM111 214c-23 0-44-9-58-32-12-22-12-52-12-70 0-20 0-46 12-69 13-22 37-32 56-32 23 0 44 11 56 32 13 21 13 49 13 69 0 18 0 45-10 66-11 22-34 36-57 36z">
            <text:p/>
          </draw:path>
          <draw:path draw:style-name="gr2" draw:text-style-name="P2" draw:layer="layout" svg:width="0.248cm" svg:height="0.218cm" svg:x="2.995cm" svg:y="4.194cm" svg:viewBox="0 0 249 219" svg:d="M39 49v132c0 22-5 22-39 22v16c17 0 42-2 56-2 13 0 39 2 56 2v-16c-34 0-39 0-39-22v-91c0-51 35-79 67-79 31 0 36 27 36 55v115c0 22-5 22-39 22v16c18 0 44-2 56-2 13 0 39 2 56 2v-16c-26 0-38 0-39-14v-95c0-42 0-58-15-76-7-8-23-18-52-18-37 0-59 21-73 52v-52l-70 6v15c35 0 39 3 39 28z">
            <text:p/>
          </draw:path>
          <draw:path draw:style-name="gr2" draw:text-style-name="P2" draw:layer="layout" svg:width="0.161cm" svg:height="0.226cm" svg:x="3.268cm" svg:y="4.191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</draw:g>
        <draw:g>
          <svg:title>TexMaths</svg:title>
          <svg:desc>14§latex§Signalling overhead§svg§600§TRUE§</svg:desc>
          <draw:polygon draw:style-name="gr1" draw:text-style-name="P1" draw:layer="layout" svg:width="4.156cm" svg:height="0.436cm" svg:x="6.792cm" svg:y="3.968cm" svg:viewBox="0 0 4157 437" draw:points="2078,437 0,437 0,0 4157,0 4157,437">
            <text:p/>
          </draw:polygon>
          <draw:path draw:style-name="gr2" draw:text-style-name="P2" draw:layer="layout" svg:width="0.219cm" svg:height="0.359cm" svg:x="6.82cm" svg:y="3.961cm" svg:viewBox="0 0 220 360" svg:d="M146 157l-65-16c-31-7-49-33-49-63 0-35 27-64 65-64 82 0 93 81 96 104 2 2 2 5 7 5 6 0 6-3 6-12v-100c0-8 0-11-6-11-3 0-4 0-7 7l-17 28c-15-15-36-35-79-35-55 0-97 43-97 95 0 42 27 77 64 91 6 2 31 9 66 17 14 3 28 7 42 25 11 13 16 28 16 45 0 35-26 72-66 72-16 0-52-3-79-27-29-28-30-59-30-77-2-4-5-4-6-4-7 0-7 3-7 11v99c0 9 0 13 6 13 2 0 4-1 7-7 0 0 1-1 18-28 15 17 47 35 91 35 57 0 98-49 98-104 0-49-34-89-74-99z">
            <text:p/>
          </draw:path>
          <draw:path draw:style-name="gr2" draw:text-style-name="P2" draw:layer="layout" svg:width="0.105cm" svg:height="0.33cm" svg:x="7.08cm" svg:y="3.979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2" draw:text-style-name="P2" draw:layer="layout" svg:width="0.226cm" svg:height="0.325cm" svg:x="7.215cm" svg:y="4.086cm" svg:viewBox="0 0 227 326" svg:d="M97 139c-44 0-44-49-44-61 0-14 0-29 7-42 4-5 16-19 37-19 42 0 42 49 42 60 0 14 0 29-7 42-5 6-16 20-35 20zM39 158c0-1 0-14 9-24 18 14 39 16 49 16 44 0 79-34 79-72 0-18-8-36-21-47 19-17 37-20 45-20 2 0 4 0 6 0-6 3-9 7-9 14 0 9 7 14 14 14 6 0 16-4 16-15 0-9-7-24-25-24-10 0-33 3-54 24-21-17-42-18-51-18-47 0-82 33-82 71 0 22 12 41 24 52-7 7-15 24-15 40s7 34 22 44c-31 8-46 31-46 50 0 35 49 63 109 63 59 0 111-25 111-64 0-17-7-42-32-56-27-14-56-14-86-14-12 0-33 0-38 0-15-3-25-18-25-34zM111 314c-51 0-86-25-86-51 0-22 20-42 41-43h29c44 0 98 0 98 43 0 27-35 51-82 51z">
            <text:p/>
          </draw:path>
          <draw:path draw:style-name="gr2" draw:text-style-name="P2" draw:layer="layout" svg:width="0.248cm" svg:height="0.217cm" svg:x="7.461cm" svg:y="4.091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2" draw:text-style-name="P2" draw:layer="layout" svg:width="0.223cm" svg:height="0.226cm" svg:x="7.738cm" svg:y="4.088cm" svg:viewBox="0 0 224 227" svg:d="M144 185c2 19 16 41 39 41 10 0 41-8 41-48v-28h-13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2" draw:text-style-name="P2" draw:layer="layout" svg:width="0.11cm" svg:height="0.342cm" svg:x="7.979cm" svg:y="3.967cm" svg:viewBox="0 0 111 343" svg:d="M71 0l-71 6v15c35 0 39 3 39 28v256c0 23-5 23-39 23v15c17 0 43-1 56-1 11 0 36 1 55 1v-15c-34 0-40 0-40-23z">
            <text:p/>
          </draw:path>
          <draw:path draw:style-name="gr2" draw:text-style-name="P2" draw:layer="layout" svg:width="0.11cm" svg:height="0.342cm" svg:x="8.115cm" svg:y="3.967cm" svg:viewBox="0 0 111 343" svg:d="M71 0l-71 6v15c35 0 39 3 39 28v256c0 23-5 23-39 23v15c17 0 43-1 56-1 11 0 36 1 55 1v-15c-34 0-40 0-40-23z">
            <text:p/>
          </draw:path>
          <draw:path draw:style-name="gr2" draw:text-style-name="P2" draw:layer="layout" svg:width="0.105cm" svg:height="0.33cm" svg:x="8.252cm" svg:y="3.979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2" draw:text-style-name="P2" draw:layer="layout" svg:width="0.248cm" svg:height="0.217cm" svg:x="8.387cm" svg:y="4.091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2" draw:text-style-name="P2" draw:layer="layout" svg:width="0.226cm" svg:height="0.325cm" svg:x="8.658cm" svg:y="4.086cm" svg:viewBox="0 0 227 326" svg:d="M97 139c-44 0-44-49-44-61 0-14 0-29 9-42 2-5 14-19 35-19 42 0 42 49 42 60 0 14 0 29-7 42-5 6-16 20-35 20zM39 158c0-1 0-14 9-24 18 14 39 16 49 16 46 0 79-34 79-72 0-18-8-36-21-47 19-17 37-20 45-20 2 0 4 0 6 0-6 3-9 7-9 14 0 9 7 14 14 14 6 0 16-4 16-15 0-9-7-24-25-24-10 0-33 3-54 24-21-17-42-18-51-18-47 0-82 33-82 71 0 22 12 41 24 52-7 7-15 24-15 40s7 34 22 44c-31 8-46 31-46 50 0 35 49 63 109 63 59 0 111-25 111-64 0-17-7-42-32-56-27-14-56-14-86-14-12 0-33 0-38 0-15-3-25-18-25-34zM111 314c-51 0-86-25-86-51 0-22 20-42 41-43h29c44 0 98 0 98 43 0 27-35 51-82 51z">
            <text:p/>
          </draw:path>
          <draw:path draw:style-name="gr2" draw:text-style-name="P2" draw:layer="layout" svg:width="0.219cm" svg:height="0.226cm" svg:x="9.067cm" svg:y="4.088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2" draw:text-style-name="P2" draw:layer="layout" svg:width="0.241cm" svg:height="0.217cm" svg:x="9.294cm" svg:y="4.097cm" svg:viewBox="0 0 242 218" svg:d="M196 49c6-11 14-34 46-34v-15c-11 1-26 1-38 1-11 0-33-1-42-1v15c19 0 24 12 24 21 0 5-1 7-4 13l-50 126-55-139c-3-5-3-7-3-8 0-13 18-13 28-13v-15c-15 0-43 1-54 1-13 0-33 0-48-1v15c31 0 34 3 39 19l72 176c2 7 4 8 11 8 5 0 8-4 10-8z">
            <text:p/>
          </draw:path>
          <draw:path draw:style-name="gr2" draw:text-style-name="P2" draw:layer="layout" svg:width="0.191cm" svg:height="0.226cm" svg:x="9.543cm" svg:y="4.088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166cm" svg:height="0.217cm" svg:x="9.762cm" svg:y="4.091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2" draw:text-style-name="P2" draw:layer="layout" svg:width="0.248cm" svg:height="0.342cm" svg:x="9.955cm" svg:y="3.967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2" draw:text-style-name="P2" draw:layer="layout" svg:width="0.191cm" svg:height="0.226cm" svg:x="10.227cm" svg:y="4.088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223cm" svg:height="0.226cm" svg:x="10.451cm" svg:y="4.088cm" svg:viewBox="0 0 224 227" svg:d="M144 185c2 19 16 41 39 41 10 0 41-8 41-48v-28h-13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2" draw:text-style-name="P2" draw:layer="layout" svg:width="0.243cm" svg:height="0.348cm" svg:x="10.691cm" svg:y="3.967cm" svg:viewBox="0 0 244 349" svg:d="M171 315v34l73-6v-15c-34 0-38-4-38-28v-300l-72 6v15c35 0 38 3 38 28v106c-14-18-35-30-61-30-59 0-111 49-111 112s49 112 105 112c32 0 53-17 66-34zM171 183v101c0 10 0 10-6 19-14 23-36 35-57 35-23 0-41-13-52-33-14-19-15-47-15-68 0-19 1-48 15-70 11-16 29-31 56-31 18 0 38 7 53 29 6 9 6 10 6 18z">
            <text:p/>
          </draw:path>
        </draw:g>
        <draw:g>
          <svg:title>TexMaths</svg:title>
          <svg:desc>14§latex§Latency§svg§600§TRUE§</svg:desc>
          <draw:polygon draw:style-name="gr1" draw:text-style-name="P1" draw:layer="layout" svg:width="1.717cm" svg:height="0.431cm" svg:x="12.575cm" svg:y="3.967cm" svg:viewBox="0 0 1718 432" draw:points="858,432 0,432 0,0 1718,0 1718,432">
            <text:p/>
          </draw:polygon>
          <draw:path draw:style-name="gr2" draw:text-style-name="P2" draw:layer="layout" svg:width="0.271cm" svg:height="0.337cm" svg:x="12.592cm" svg:y="3.966cm" svg:viewBox="0 0 272 338" svg:d="M272 210h-13c-6 51-13 112-99 112h-41c-22 0-24-3-24-19v-264c0-17 0-24 46-24h17v-15c-18 1-63 1-82 1-20 0-59 0-76-1v15h11c39 0 39 6 39 24v261c0 17 0 22-39 22h-11v16h258z">
            <text:p/>
          </draw:path>
          <draw:path draw:style-name="gr2" draw:text-style-name="P2" draw:layer="layout" svg:width="0.223cm" svg:height="0.226cm" svg:x="12.903cm" svg:y="4.082cm" svg:viewBox="0 0 224 227" svg:d="M144 185c2 20 16 41 39 41 10 0 41-7 41-48v-28h-13v28c0 28-12 32-18 32-17 0-18-22-18-25v-100c0-21 0-39-18-58-20-19-44-27-67-27-41 0-76 24-76 56 0 15 10 24 24 24 12 0 22-10 22-24 0-6-3-22-25-22 13-17 38-23 53-23 24 0 52 20 52 63v18c-25 2-59 3-91 19-36 17-49 42-49 64 0 39 48 52 80 52s54-20 64-42zM140 104v49c0 47-35 64-57 64-24 0-45-18-45-43 0-27 21-68 102-70z">
            <text:p/>
          </draw:path>
          <draw:path draw:style-name="gr2" draw:text-style-name="P2" draw:layer="layout" svg:width="0.154cm" svg:height="0.309cm" svg:x="13.136cm" svg:y="4cm" svg:viewBox="0 0 155 310" svg:d="M77 106h70v-15h-70v-91h-13c-1 41-15 94-64 95v11h42v136c0 62 46 68 64 68 35 0 49-35 49-68v-28h-12v28c0 37-16 55-34 55-32 0-32-45-32-53z">
            <text:p/>
          </draw:path>
          <draw:path draw:style-name="gr2" draw:text-style-name="P2" draw:layer="layout" svg:width="0.191cm" svg:height="0.226cm" svg:x="13.331cm" svg:y="4.082cm" svg:viewBox="0 0 192 227" svg:d="M42 97c3-73 45-86 62-86 50 0 56 67 56 86zM41 108h138c11 0 13 0 13-11 0-49-27-97-88-97-58 0-104 50-104 114 0 65 52 113 109 113 60 0 83-55 83-64 0-5-4-6-7-6-4 0-4 3-6 7-18 50-61 50-67 50-25 0-45-14-56-32-15-24-15-57-15-74z">
            <text:p/>
          </draw:path>
          <draw:path draw:style-name="gr2" draw:text-style-name="P2" draw:layer="layout" svg:width="0.248cm" svg:height="0.218cm" svg:x="13.551cm" svg:y="4.085cm" svg:viewBox="0 0 249 219" svg:d="M39 49v132c0 22-5 22-39 22v16c17 0 42-2 56-2 13 0 39 2 56 2v-16c-34 0-39 0-39-22v-91c0-51 35-79 67-79 31 0 36 27 36 55v115c0 22-5 22-39 22v16c18 0 44-2 56-2 13 0 39 2 56 2v-16c-26 0-38 0-39-14v-95c0-42 0-58-15-76-7-8-23-18-52-18-37 0-59 21-73 52v-52l-70 6v15c35 0 39 3 39 28z">
            <text:p/>
          </draw:path>
          <draw:path draw:style-name="gr2" draw:text-style-name="P2" draw:layer="layout" svg:width="0.188cm" svg:height="0.226cm" svg:x="13.824cm" svg:y="4.082cm" svg:viewBox="0 0 189 227" svg:d="M41 114c0-80 40-101 67-101 4 0 36 0 53 18-20 1-24 17-24 22 0 13 10 23 24 23 13 0 22-9 22-23 0-33-37-53-75-53-62 0-108 53-108 115 0 63 49 112 106 112 68 0 83-59 83-64s-6-5-7-5c-4 0-6 2-6 5-15 46-47 51-65 51-26 0-70-21-70-100z">
            <text:p/>
          </draw:path>
          <draw:path draw:style-name="gr2" draw:text-style-name="P2" draw:layer="layout" svg:width="0.241cm" svg:height="0.314cm" svg:x="14.035cm" svg:y="4.091cm" svg:viewBox="0 0 242 315" svg:d="M196 48c13-33 38-33 46-33v-15c-11 1-26 1-38 1-8 0-32-1-42-1v15c16 0 23 9 23 21 0 6 0 6-3 13l-50 121-55-134c-1-4-3-5-3-8 0-13 18-13 28-13v-15c-12 0-46 1-54 1-13 0-33 0-48-1v15c24 0 34 0 41 17l74 181c-3 7-10 22-13 29-11 27-25 62-56 62-3 0-14 0-24-10 16-1 20-12 20-19 0-14-10-21-21-21-10 0-21 5-21 21 0 22 21 40 46 40 31 0 51-29 63-57z">
            <text:p/>
          </draw:path>
        </draw:g>
        <draw:g>
          <svg:title>TexMaths</svg:title>
          <svg:desc>14§latex§PKI effort§svg§600§TRUE§</svg:desc>
          <draw:polygon draw:style-name="gr1" draw:text-style-name="P1" draw:layer="layout" svg:width="2.187cm" svg:height="0.34cm" svg:x="15.777cm" svg:y="3.974cm" svg:viewBox="0 0 2188 341" draw:points="1095,341 0,341 0,0 2188,0 2188,341">
            <text:p/>
          </draw:polygon>
          <draw:path draw:style-name="gr2" draw:text-style-name="P2" draw:layer="layout" svg:width="0.29cm" svg:height="0.336cm" svg:x="15.794cm" svg:y="3.978cm" svg:viewBox="0 0 291 337" svg:d="M95 182h83c60 0 113-41 113-90s-49-92-116-92h-175v15h11c39 0 39 6 39 24v260c0 17 0 23-39 23h-11v15c17-1 53-1 73-1 18 0 56 0 73 1v-15h-12c-37 0-39-6-39-23zM94 168v-133c0-17 0-20 24-20h43c80 0 80 52 80 77 0 23 0 76-80 76z">
            <text:p/>
          </draw:path>
          <draw:path draw:style-name="gr2" draw:text-style-name="P2" draw:layer="layout" svg:width="0.346cm" svg:height="0.336cm" svg:x="16.127cm" svg:y="3.978cm" svg:viewBox="0 0 347 337" svg:d="M182 130l88-85c4-4 31-30 70-30v-15c-12 1-28 1-42 1-18 0-46 0-63-1v15c20 0 24 12 24 17 0 7-6 13-10 16l-154 148v-157c0-18 0-24 39-24h12v-15c-17 1-54 1-73 1-18 0-56 0-73-1v15h11c39 0 39 6 39 24v260c0 17 0 23-39 23h-11v15c17-1 53-1 73-1 18 0 56 0 73 1v-15h-12c-39 0-39-6-39-23v-86l58-55 89 133c3 4 7 10 7 17 0 14-19 14-29 14v15c17-1 52-1 70-1s36 0 57 1v-15c-26 0-36-2-52-24z">
            <text:p/>
          </draw:path>
          <draw:path draw:style-name="gr2" draw:text-style-name="P2" draw:layer="layout" svg:width="0.15cm" svg:height="0.336cm" svg:x="16.505cm" svg:y="3.978cm" svg:viewBox="0 0 151 337" svg:d="M98 39c0-18 1-24 41-24h12v-15c-17 1-56 1-75 1-20 0-59 0-76-1v15h13c39 0 40 6 40 24v260c0 17-1 23-40 23h-13v15c17-1 56-1 76-1 19 0 58 0 75 1v-15h-12c-40 0-41-6-41-23z">
            <text:p/>
          </draw:path>
          <draw:path draw:style-name="gr2" draw:text-style-name="P2" draw:layer="layout" svg:width="0.191cm" svg:height="0.226cm" svg:x="16.847cm" svg:y="4.094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296cm" svg:height="0.347cm" svg:x="17.063cm" svg:y="3.967cm" svg:viewBox="0 0 297 348" svg:d="M209 151h56v-15h-58v-58c0-44 24-67 45-67 3 0 10 0 17 3-6 3-14 8-14 21 0 11 7 21 21 21s21-10 21-21c0-18-17-35-45-35-29 0-50 18-53 21-14-18-42-21-56-21-46 0-104 25-104 78v58h-39v15h39v160c0 22-5 22-39 22v15c17-1 43-1 56-1 11 0 36 0 55 1v-15c-34 0-40 0-40-22v-160h104v160c0 22-6 22-38 22v15c20-1 42-1 56-1 20 0 44 0 63 1v-15h-10c-37 0-37-6-37-24zM70 136v-56c0-48 41-69 73-69 24 0 38 9 39 9v1c-8 1-18 7-18 21 0 3 0 15 12 20-1 7-1 11-1 16v58z">
            <text:p/>
          </draw:path>
          <draw:path draw:style-name="gr2" draw:text-style-name="P2" draw:layer="layout" svg:width="0.219cm" svg:height="0.226cm" svg:x="17.35cm" svg:y="4.094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2" draw:text-style-name="P2" draw:layer="layout" svg:width="0.166cm" svg:height="0.217cm" svg:x="17.595cm" svg:y="4.097cm" svg:viewBox="0 0 167 218" svg:d="M69 55v-55l-69 6v15c35 0 39 3 39 28v131c0 23-5 23-39 23v15c20 0 42-1 56-1 21 0 43 0 63 1v-15h-10c-36 0-38-6-38-23v-76c0-49 21-93 59-93 3 0 4 0 6 0-2 0-11 7-11 20 0 14 9 21 21 21 8 0 21-6 21-21 0-17-16-31-37-31-36 0-54 34-61 55z">
            <text:p/>
          </draw:path>
          <draw:path draw:style-name="gr2" draw:text-style-name="P2" draw:layer="layout" svg:width="0.154cm" svg:height="0.308cm" svg:x="17.783cm" svg:y="4.012cm" svg:viewBox="0 0 155 309" svg:d="M77 106h70v-15h-70v-91h-13c-1 41-15 94-64 95v11h42v136c0 62 46 67 64 67 35 0 49-35 49-67v-28h-12v28c0 36-16 55-34 55-32 0-32-45-32-54z">
            <text:p/>
          </draw:path>
        </draw:g>
        <draw:g>
          <svg:title>TexMaths</svg:title>
          <svg:desc>14§latex§Public key revocation and reprovisioning§svg§600§TRUE§</svg:desc>
          <draw:polygon draw:style-name="gr1" draw:text-style-name="P1" draw:layer="layout" svg:width="8.766cm" svg:height="0.436cm" svg:x="18.679cm" svg:y="3.97cm" svg:viewBox="0 0 8767 437" draw:points="4384,437 0,437 0,0 8767,0 8767,437">
            <text:p/>
          </draw:polygon>
          <draw:path draw:style-name="gr2" draw:text-style-name="P2" draw:layer="layout" svg:width="0.29cm" svg:height="0.336cm" svg:x="18.696cm" svg:y="3.975cm" svg:viewBox="0 0 291 337" svg:d="M95 182h83c60 0 113-41 113-90s-49-92-116-92h-175v15h11c39 0 39 6 39 24v260c0 17 0 23-39 23h-11v15c17-1 53-1 73-1 18 0 56 0 73 1v-15h-12c-37 0-39-6-39-23zM94 168v-133c0-17 0-20 24-20h43c80 0 80 52 80 77 0 23 0 76-80 76z">
            <text:p/>
          </draw:path>
          <draw:path draw:style-name="gr2" draw:text-style-name="P2" draw:layer="layout" svg:width="0.248cm" svg:height="0.223cm" svg:x="19.029cm" svg:y="4.094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2" draw:text-style-name="P2" draw:layer="layout" svg:width="0.243cm" svg:height="0.347cm" svg:x="19.299cm" svg:y="3.969cm" svg:viewBox="0 0 244 348" svg:d="M71 157v-157l-71 6v15c35 0 39 3 39 28v294h11c2 0 6-7 19-31 7 11 28 36 64 36 60 0 111-49 111-112 0-62-48-111-105-111-38 0-59 23-68 32zM73 287v-102c0-10 0-10 5-18 20-27 47-31 59-31 21 0 39 12 52 31 13 21 14 49 14 68 0 18-1 49-15 70-10 15-30 32-56 32-23 0-41-11-52-31-7-9-7-11-7-19z">
            <text:p/>
          </draw:path>
          <draw:path draw:style-name="gr2" draw:text-style-name="P2" draw:layer="layout" svg:width="0.11cm" svg:height="0.342cm" svg:x="19.574cm" svg:y="3.969cm" svg:viewBox="0 0 111 343" svg:d="M71 0l-71 6v15c35 0 39 3 39 28v256c0 22-5 22-39 22v16c17 0 43-2 56-2 11 0 36 2 55 2v-16c-34 0-40 0-40-22z">
            <text:p/>
          </draw:path>
          <draw:path draw:style-name="gr2" draw:text-style-name="P2" draw:layer="layout" svg:width="0.105cm" svg:height="0.329cm" svg:x="19.709cm" svg:y="3.982cm" svg:viewBox="0 0 106 330" svg:d="M71 112l-70 6v15c34 0 38 3 38 27v132c0 23-5 23-39 23v15c15 0 43-1 55-1 18 0 35 1 51 1v-15c-32 0-35-3-35-21zM74 27c0-17-12-27-26-27-16 0-27 14-27 27 0 12 11 25 27 25 14 0 26-10 26-25z">
            <text:p/>
          </draw:path>
          <draw:path draw:style-name="gr2" draw:text-style-name="P2" draw:layer="layout" svg:width="0.188cm" svg:height="0.226cm" svg:x="19.847cm" svg:y="4.091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2" draw:text-style-name="P2" draw:layer="layout" svg:width="0.238cm" svg:height="0.342cm" svg:x="20.226cm" svg:y="3.969cm" svg:viewBox="0 0 239 343" svg:d="M39 305c0 22-5 22-39 22v16c17 0 39-2 55-2 14 0 33 0 53 2v-16c-32 0-38 0-38-22v-50l31-28c39 53 60 81 60 89 0 10-8 11-18 11v16c14 0 43-2 53-2 14 0 28 0 43 2v-16c-18 0-29 0-49-26l-61-88c-2-2-4-4-4-6 0-1 36-31 40-35 31-25 52-26 63-26v-16c-15 2-21 2-35 2-18 0-49-2-56-2v16c10 0 16 5 16 12 0 10-7 16-12 18l-70 60v-236l-71 6v15c35 0 39 3 39 28z">
            <text:p/>
          </draw:path>
          <draw:path draw:style-name="gr2" draw:text-style-name="P2" draw:layer="layout" svg:width="0.191cm" svg:height="0.226cm" svg:x="20.471cm" svg:y="4.091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241cm" svg:height="0.314cm" svg:x="20.684cm" svg:y="4.099cm" svg:viewBox="0 0 242 315" svg:d="M196 48c13-33 38-33 46-33v-15c-11 1-26 1-38 1-8 0-32-1-42-1v15c16 0 23 9 23 21 0 6 0 6-3 13l-50 120-55-133c-1-4-3-5-3-8 0-13 18-13 28-13v-15c-12 0-46 1-54 1-13 0-33 0-48-1v15c24 0 34 0 41 17l74 181c-3 7-10 22-13 29-11 27-25 62-56 62-3 0-14 0-24-10 16-2 20-13 20-20 0-14-10-21-21-21-10 0-21 6-21 21 0 23 21 41 46 41 31 0 51-30 63-58z">
            <text:p/>
          </draw:path>
          <draw:path draw:style-name="gr2" draw:text-style-name="P2" draw:layer="layout" svg:width="0.166cm" svg:height="0.217cm" svg:x="21.111cm" svg:y="4.094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2" draw:text-style-name="P2" draw:layer="layout" svg:width="0.191cm" svg:height="0.226cm" svg:x="21.303cm" svg:y="4.091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241cm" svg:height="0.217cm" svg:x="21.517cm" svg:y="4.099cm" svg:viewBox="0 0 242 218" svg:d="M196 49c6-11 14-34 46-34v-15c-11 1-26 1-38 1-11 0-33-1-42-1v15c19 0 24 12 24 21 0 5-1 7-4 13l-50 126-55-139c-3-5-3-7-3-8 0-13 18-13 28-13v-15c-15 0-43 1-54 1-13 0-33 0-48-1v15c31 0 34 3 39 19l72 176c2 7 4 8 11 8 5 0 8-4 10-8z">
            <text:p/>
          </draw:path>
          <draw:path draw:style-name="gr2" draw:text-style-name="P2" draw:layer="layout" svg:width="0.219cm" svg:height="0.226cm" svg:x="21.766cm" svg:y="4.091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2" draw:text-style-name="P2" draw:layer="layout" svg:width="0.188cm" svg:height="0.226cm" svg:x="22.028cm" svg:y="4.091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2" draw:text-style-name="P2" draw:layer="layout" svg:width="0.222cm" svg:height="0.226cm" svg:x="22.249cm" svg:y="4.091cm" svg:viewBox="0 0 223 227" svg:d="M144 185c2 19 16 40 38 40 11 0 41-7 41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2" draw:text-style-name="P2" draw:layer="layout" svg:width="0.154cm" svg:height="0.308cm" svg:x="22.483cm" svg:y="4.008cm" svg:viewBox="0 0 155 309" svg:d="M77 106h70v-15h-70v-91h-13c-1 41-15 94-64 95v11h42v136c0 62 46 67 64 67 35 0 49-35 49-67v-28h-12v28c0 36-14 55-34 55-32 0-32-45-32-54z">
            <text:p/>
          </draw:path>
          <draw:path draw:style-name="gr2" draw:text-style-name="P2" draw:layer="layout" svg:width="0.105cm" svg:height="0.329cm" svg:x="22.68cm" svg:y="3.982cm" svg:viewBox="0 0 106 330" svg:d="M71 112l-70 6v15c34 0 38 3 38 27v132c0 23-5 23-39 23v15c15 0 43-1 55-1 18 0 35 1 51 1v-15c-32 0-35-3-35-21zM74 27c0-17-12-27-26-27-16 0-27 14-27 27 0 12 11 25 27 25 14 0 26-10 26-25z">
            <text:p/>
          </draw:path>
          <draw:path draw:style-name="gr2" draw:text-style-name="P2" draw:layer="layout" svg:width="0.219cm" svg:height="0.226cm" svg:x="22.815cm" svg:y="4.091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2" draw:text-style-name="P2" draw:layer="layout" svg:width="0.248cm" svg:height="0.217cm" svg:x="23.061cm" svg:y="4.094cm" svg:viewBox="0 0 249 218" svg:d="M39 49v132c0 22-5 22-39 22v15c17 0 42-1 56-1 13 0 38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2" draw:text-style-name="P2" draw:layer="layout" svg:width="0.222cm" svg:height="0.226cm" svg:x="23.504cm" svg:y="4.091cm" svg:viewBox="0 0 223 227" svg:d="M144 185c2 19 16 40 38 40 11 0 41-7 41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2" draw:text-style-name="P2" draw:layer="layout" svg:width="0.248cm" svg:height="0.217cm" svg:x="23.743cm" svg:y="4.094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2" draw:text-style-name="P2" draw:layer="layout" svg:width="0.243cm" svg:height="0.347cm" svg:x="24.016cm" svg:y="3.969cm" svg:viewBox="0 0 244 348" svg:d="M171 315v33l73-5v-16c-34 0-38-4-38-28v-299l-72 6v15c35 0 38 3 38 28v106c-14-18-35-30-61-30-59 0-111 49-111 111 0 63 49 112 105 112 32 0 53-16 66-33zM171 183v101c0 10 0 10-6 18-14 24-36 35-57 35-23 0-41-12-52-32-14-20-15-48-15-69 0-18 1-47 15-69 11-16 29-31 56-31 18 0 38 7 53 29 6 9 6 10 6 18z">
            <text:p/>
          </draw:path>
          <draw:path draw:style-name="gr2" draw:text-style-name="P2" draw:layer="layout" svg:width="0.166cm" svg:height="0.217cm" svg:x="24.45cm" svg:y="4.094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2" draw:text-style-name="P2" draw:layer="layout" svg:width="0.191cm" svg:height="0.226cm" svg:x="24.642cm" svg:y="4.091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243cm" svg:height="0.314cm" svg:x="24.86cm" svg:y="4.094cm" svg:viewBox="0 0 244 315" svg:d="M71 32v-32l-71 6v15c35 0 39 3 39 24v232c0 22-5 22-39 22v16c17-2 42-3 56-3 13 0 38 1 56 3v-16c-34 0-39 0-39-22v-84-4c3 8 24 35 60 35 60 0 111-49 111-112s-48-112-104-112c-38 0-59 22-69 32zM73 162v-110c14-25 39-39 64-39 35 0 66 43 66 99 0 60-35 101-71 101-20 0-40-10-52-30-7-11-7-11-7-21z">
            <text:p/>
          </draw:path>
          <draw:path draw:style-name="gr2" draw:text-style-name="P2" draw:layer="layout" svg:width="0.166cm" svg:height="0.217cm" svg:x="25.132cm" svg:y="4.094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2" draw:text-style-name="P2" draw:layer="layout" svg:width="0.219cm" svg:height="0.226cm" svg:x="25.324cm" svg:y="4.091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2" draw:text-style-name="P2" draw:layer="layout" svg:width="0.241cm" svg:height="0.217cm" svg:x="25.55cm" svg:y="4.099cm" svg:viewBox="0 0 242 218" svg:d="M196 49c6-11 14-34 46-34v-15c-11 1-26 1-38 1-11 0-33-1-42-1v15c19 0 24 12 24 21 0 5-1 7-4 13l-50 126-55-139c-3-5-3-7-3-8 0-13 18-13 28-13v-15c-15 0-43 1-54 1-13 0-33 0-48-1v15c31 0 34 3 39 19l72 176c2 7 4 8 11 8 5 0 8-4 10-8z">
            <text:p/>
          </draw:path>
          <draw:path draw:style-name="gr2" draw:text-style-name="P2" draw:layer="layout" svg:width="0.105cm" svg:height="0.329cm" svg:x="25.816cm" svg:y="3.982cm" svg:viewBox="0 0 106 330" svg:d="M71 112l-70 6v15c34 0 38 3 38 27v132c0 23-5 23-39 23v15c15 0 43-1 55-1 18 0 35 1 51 1v-15c-32 0-35-3-35-21zM74 27c0-17-12-27-26-27-16 0-27 14-27 27 0 12 11 25 27 25 14 0 26-10 26-25z">
            <text:p/>
          </draw:path>
          <draw:path draw:style-name="gr2" draw:text-style-name="P2" draw:layer="layout" svg:width="0.161cm" svg:height="0.226cm" svg:x="25.952cm" svg:y="4.091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2" draw:text-style-name="P2" draw:layer="layout" svg:width="0.105cm" svg:height="0.329cm" svg:x="26.147cm" svg:y="3.982cm" svg:viewBox="0 0 106 330" svg:d="M71 112l-70 6v15c34 0 38 3 38 27v132c0 23-5 23-39 23v15c15 0 43-1 55-1 18 0 35 1 51 1v-15c-32 0-35-3-35-21zM74 27c0-17-12-27-26-27-16 0-27 14-27 27 0 12 11 25 27 25 14 0 26-10 26-25z">
            <text:p/>
          </draw:path>
          <draw:path draw:style-name="gr2" draw:text-style-name="P2" draw:layer="layout" svg:width="0.219cm" svg:height="0.226cm" svg:x="26.28cm" svg:y="4.091cm" svg:viewBox="0 0 220 227" svg:d="M220 116c0-64-51-116-111-116-61 0-109 55-109 116 0 63 52 111 109 111 60 0 111-48 111-111zM109 214c-21 0-42-10-56-32-12-22-12-52-12-70 0-20 0-46 12-69 13-22 37-32 56-32 23 0 44 11 56 32 13 21 13 49 13 69 0 18 0 45-10 66-11 22-34 36-59 36z">
            <text:p/>
          </draw:path>
          <draw:path draw:style-name="gr2" draw:text-style-name="P2" draw:layer="layout" svg:width="0.248cm" svg:height="0.217cm" svg:x="26.528cm" svg:y="4.094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2" draw:text-style-name="P2" draw:layer="layout" svg:width="0.105cm" svg:height="0.329cm" svg:x="26.799cm" svg:y="3.982cm" svg:viewBox="0 0 106 330" svg:d="M71 112l-70 6v15c34 0 38 3 38 27v132c0 23-5 23-39 23v15c15 0 43-1 55-1 18 0 35 1 51 1v-15c-32 0-35-3-35-21zM74 27c0-17-12-27-26-27-16 0-27 14-27 27 0 12 11 25 27 25 14 0 26-10 26-25z">
            <text:p/>
          </draw:path>
          <draw:path draw:style-name="gr2" draw:text-style-name="P2" draw:layer="layout" svg:width="0.248cm" svg:height="0.217cm" svg:x="26.935cm" svg:y="4.094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2" draw:text-style-name="P2" draw:layer="layout" svg:width="0.226cm" svg:height="0.325cm" svg:x="27.205cm" svg:y="4.088cm" svg:viewBox="0 0 227 326" svg:d="M97 139c-44 0-44-49-44-61 0-14 0-29 7-42 4-5 16-19 37-19 42 0 42 49 42 60 0 14 0 29-7 42-5 6-16 20-35 20zM39 158c0-1 0-14 9-24 18 14 39 16 49 16 44 0 79-34 79-72 0-18-8-36-21-47 19-17 37-20 45-20 2 0 4 0 6 0-6 3-9 7-9 14 0 9 7 14 14 14 6 0 16-4 16-15 0-9-7-24-25-24-12 0-33 3-54 24-21-17-42-18-51-18-47 0-82 33-82 71 0 22 12 41 24 52-7 7-15 24-15 40s7 34 22 44c-31 8-46 30-46 50 0 35 49 63 109 63 59 0 111-25 111-64 0-17-7-42-32-56-27-14-56-14-86-14-12 0-33 0-38 0-15-3-25-18-25-34zM109 313c-49 0-84-25-84-50 0-22 20-42 41-43h29c44 0 98 0 98 43 0 27-35 50-84 50z">
            <text:p/>
          </draw:path>
        </draw:g>
        <draw:g>
          <svg:title>TexMaths</svg:title>
          <svg:desc>14§latex§Certificate based§svg§600§TRUE§</svg:desc>
          <draw:polygon draw:style-name="gr1" draw:text-style-name="P1" draw:layer="layout" svg:width="3.6cm" svg:height="0.341cm" svg:x="0.463cm" svg:y="6.865cm" svg:viewBox="0 0 3601 342" draw:points="1800,342 0,342 0,0 3601,0 3601,342">
            <text:p/>
          </draw:polygon>
          <draw:path draw:style-name="gr2" draw:text-style-name="P2" draw:layer="layout" svg:width="0.3cm" svg:height="0.359cm" svg:x="0.491cm" svg:y="6.858cm" svg:viewBox="0 0 301 360" svg:d="M0 179c0 103 80 181 172 181 80 0 129-70 129-126 0-6 0-8-7-8-4 0-4 2-6 7-4 71-56 112-110 112-30 0-128-17-128-166 0-147 97-164 128-164 53 0 98 45 108 118 0 6 0 8 7 8 8 0 8-2 8-12v-118c0-8 0-11-6-11-1 0-4 0-7 6l-25 36c-18-17-43-42-91-42-92 0-172 78-172 179z">
            <text:p/>
          </draw:path>
          <draw:path draw:style-name="gr2" draw:text-style-name="P2" draw:layer="layout" svg:width="0.191cm" svg:height="0.226cm" svg:x="0.831cm" svg:y="6.985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166cm" svg:height="0.218cm" svg:x="1.048cm" svg:y="6.988cm" svg:viewBox="0 0 167 219" svg:d="M69 55v-55l-69 6v15c35 0 39 3 39 28v132c0 22-5 22-39 22v16c20 0 42-2 56-2 21 0 43 0 63 2v-16h-10c-36 0-38-5-38-22v-77c0-49 21-93 59-93 3 0 4 0 6 0-2 0-11 7-11 20 0 14 9 21 21 21 8 0 21-6 21-21 0-17-16-31-37-31-36 0-54 34-61 55z">
            <text:p/>
          </draw:path>
          <draw:path draw:style-name="gr2" draw:text-style-name="P2" draw:layer="layout" svg:width="0.154cm" svg:height="0.309cm" svg:x="1.236cm" svg:y="6.903cm" svg:viewBox="0 0 155 310" svg:d="M77 106h70v-15h-70v-91h-13c-1 41-15 94-64 95v11h42v136c0 62 46 68 64 68 35 0 49-35 49-68v-28h-12v28c0 37-16 55-34 55-32 0-32-45-32-53z">
            <text:p/>
          </draw:path>
          <draw:path draw:style-name="gr2" draw:text-style-name="P2" draw:layer="layout" svg:width="0.105cm" svg:height="0.33cm" svg:x="1.433cm" svg:y="6.876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2" draw:text-style-name="P2" draw:layer="layout" svg:width="0.247cm" svg:height="0.348cm" svg:x="1.568cm" svg:y="6.858cm" svg:viewBox="0 0 248 349" svg:d="M150 151c22 0 26 6 26 27v133c0 22-5 22-39 22v16c17-2 44-2 55-2 12 0 38 0 56 2v-16c-34 0-39 0-39-22v-182l-62 5c-8 0-8 0-10 0 0 2-1 2-8 2h-59v-56c0-49 43-69 74-69 14 0 32 4 42 16-21 1-24 15-24 23 0 16 13 23 23 23 11 0 22-9 22-23 0-29-26-50-63-50-46 0-105 25-105 78v58h-39v15h39v160c0 22-5 22-39 22v16c17-2 43-2 56-2 11 0 36 0 55 2v-16c-34 0-40 0-40-22v-160z">
            <text:p/>
          </draw:path>
          <draw:path draw:style-name="gr2" draw:text-style-name="P2" draw:layer="layout" svg:width="0.188cm" svg:height="0.226cm" svg:x="1.843cm" svg:y="6.985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2" draw:text-style-name="P2" draw:layer="layout" svg:width="0.222cm" svg:height="0.226cm" svg:x="2.065cm" svg:y="6.985cm" svg:viewBox="0 0 223 227" svg:d="M144 185c2 20 16 41 39 41 10 0 40-7 40-48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2" draw:text-style-name="P2" draw:layer="layout" svg:width="0.154cm" svg:height="0.309cm" svg:x="2.299cm" svg:y="6.903cm" svg:viewBox="0 0 155 310" svg:d="M77 106h70v-15h-70v-91h-13c-1 41-15 94-64 95v11h42v136c0 62 46 68 64 68 35 0 49-35 49-68v-28h-12v28c0 37-16 55-34 55-32 0-32-45-32-53z">
            <text:p/>
          </draw:path>
          <draw:path draw:style-name="gr2" draw:text-style-name="P2" draw:layer="layout" svg:width="0.191cm" svg:height="0.226cm" svg:x="2.493cm" svg:y="6.985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243cm" svg:height="0.348cm" svg:x="2.875cm" svg:y="6.864cm" svg:viewBox="0 0 244 349" svg:d="M71 157v-157l-71 6v15c35 0 39 3 39 28v294h11c2 0 6-7 19-31 7 12 28 37 64 37 59 0 111-49 111-112s-48-112-105-112c-38 0-59 23-68 32zM73 287v-102c0-10 0-10 5-18 20-27 47-31 59-31 21 0 39 12 52 31 13 21 14 49 14 68s-1 49-15 70c-10 16-30 33-56 33-23 0-41-12-52-31-7-10-7-11-7-20z">
            <text:p/>
          </draw:path>
          <draw:path draw:style-name="gr2" draw:text-style-name="P2" draw:layer="layout" svg:width="0.222cm" svg:height="0.226cm" svg:x="3.155cm" svg:y="6.985cm" svg:viewBox="0 0 223 227" svg:d="M144 185c2 20 16 41 39 41 10 0 40-7 40-48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2" draw:text-style-name="P2" draw:layer="layout" svg:width="0.161cm" svg:height="0.226cm" svg:x="3.395cm" svg:y="6.985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2" draw:text-style-name="P2" draw:layer="layout" svg:width="0.191cm" svg:height="0.226cm" svg:x="3.587cm" svg:y="6.985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243cm" svg:height="0.348cm" svg:x="3.808cm" svg:y="6.864cm" svg:viewBox="0 0 244 349" svg:d="M171 315v34l73-6v-15c-34 0-38-4-38-28v-300l-72 6v15c35 0 38 3 38 28v106c-14-18-35-30-61-30-59 0-111 49-111 112s49 112 105 112c32 0 53-17 66-34zM171 184v100c0 10 0 10-6 19-14 23-36 35-57 35-23 0-41-13-52-33-14-19-15-47-15-68 0-18 1-48 15-70 11-16 29-31 56-31 18 0 38 7 53 29 6 9 6 10 6 19z">
            <text:p/>
          </draw:path>
        </draw:g>
        <draw:g>
          <svg:title>TexMaths</svg:title>
          <svg:desc>12§latex§high§svg§600§TRUE§</svg:desc>
          <draw:polygon draw:style-name="gr1" draw:text-style-name="P1" draw:layer="layout" svg:width="0.793cm" svg:height="0.374cm" svg:x="8.385cm" svg:y="7cm" svg:viewBox="0 0 794 375" draw:points="397,375 0,375 0,0 794,0 794,375">
            <text:p/>
          </draw:polygon>
          <draw:path draw:style-name="gr2" draw:text-style-name="P2" draw:layer="layout" svg:width="0.212cm" svg:height="0.293cm" svg:x="8.398cm" svg:y="6.999cm" svg:viewBox="0 0 213 294" svg:d="M34 262c0 19-5 19-34 19v13c14 0 36-1 48-1 11 0 34 1 48 1v-13c-29 0-34 0-34-19v-78c0-45 30-67 58-67 26 0 31 22 31 46v99c0 19-5 19-33 19v13c15 0 37-1 48-1 10 0 33 1 47 1v-13c-22 0-32 0-33-13v-81c0-36 0-49-13-64-6-8-19-16-45-16-36 0-54 25-61 42v-149l-61 5v13c30 0 34 2 34 24z">
            <text:p/>
          </draw:path>
          <draw:path draw:style-name="gr2" draw:text-style-name="P2" draw:layer="layout" svg:width="0.09cm" svg:height="0.282cm" svg:x="8.632cm" svg:y="7.01cm" svg:viewBox="0 0 91 283" svg:d="M61 96l-60 5v13c29 0 33 3 33 23v114c0 19-5 19-34 19v13c13 0 37-1 47-1 15 0 30 1 44 1v-13c-27 0-30-2-30-18zM64 23c0-15-11-23-23-23-13 0-23 12-23 23s10 21 23 21c12 0 23-8 23-21z">
            <text:p/>
          </draw:path>
          <draw:path draw:style-name="gr2" draw:text-style-name="P2" draw:layer="layout" svg:width="0.193cm" svg:height="0.279cm" svg:x="8.747cm" svg:y="7.101cm" svg:viewBox="0 0 194 280" svg:d="M83 119c-37 0-37-42-37-52 0-12 0-25 6-36 3-5 13-17 31-17 36 0 36 42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2-73-43 0-19 16-36 34-37h26c37 0 84 0 84 37 0 23-30 43-71 43z">
            <text:p/>
          </draw:path>
          <draw:path draw:style-name="gr2" draw:text-style-name="P2" draw:layer="layout" svg:width="0.212cm" svg:height="0.293cm" svg:x="8.958cm" svg:y="6.999cm" svg:viewBox="0 0 213 294" svg:d="M34 262c0 19-5 19-34 19v13c14 0 36-1 48-1 11 0 34 1 48 1v-13c-29 0-34 0-34-19v-78c0-45 30-67 58-67 26 0 31 22 31 46v99c0 19-5 19-33 19v13c15 0 37-1 48-1 10 0 33 1 47 1v-13c-22 0-32 0-33-13v-81c0-36 0-49-13-64-6-8-19-16-45-16-36 0-54 25-61 42v-149l-61 5v13c30 0 34 2 34 24z">
            <text:p/>
          </draw:path>
        </draw:g>
        <draw:g>
          <svg:title>TexMaths</svg:title>
          <svg:desc>12§latex§high§svg§600§TRUE§</svg:desc>
          <draw:polygon draw:style-name="gr1" draw:text-style-name="P1" draw:layer="layout" svg:width="0.793cm" svg:height="0.374cm" svg:x="13.071cm" svg:y="6.808cm" svg:viewBox="0 0 794 375" draw:points="397,375 0,375 0,0 794,0 794,375">
            <text:p/>
          </draw:polygon>
          <draw:path draw:style-name="gr2" draw:text-style-name="P2" draw:layer="layout" svg:width="0.212cm" svg:height="0.293cm" svg:x="13.084cm" svg:y="6.807cm" svg:viewBox="0 0 213 294" svg:d="M34 262c0 19-5 19-34 19v13c14 0 36-1 48-1 11 0 34 1 48 1v-13c-29 0-34 0-34-19v-78c0-45 30-67 58-67 26 0 31 22 31 46v99c0 19-5 19-33 19v13c15 0 37-1 48-1 10 0 33 1 47 1v-13c-22 0-32 0-33-13v-81c0-36 0-49-13-64-6-8-19-16-45-16-36 0-54 25-61 42v-149l-61 5v13c30 0 34 2 34 24z">
            <text:p/>
          </draw:path>
          <draw:path draw:style-name="gr2" draw:text-style-name="P2" draw:layer="layout" svg:width="0.09cm" svg:height="0.282cm" svg:x="13.318cm" svg:y="6.818cm" svg:viewBox="0 0 91 283" svg:d="M61 96l-60 5v13c29 0 33 3 33 23v114c0 19-5 19-34 19v13c13 0 37-1 47-1 15 0 30 1 44 1v-13c-27 0-30-2-30-18zM64 23c0-15-11-23-23-23-13 0-23 12-23 23s10 21 23 21c12 0 23-8 23-21z">
            <text:p/>
          </draw:path>
          <draw:path draw:style-name="gr2" draw:text-style-name="P2" draw:layer="layout" svg:width="0.193cm" svg:height="0.279cm" svg:x="13.433cm" svg:y="6.909cm" svg:viewBox="0 0 194 280" svg:d="M83 119c-37 0-37-42-37-52 0-12 0-25 6-36 3-5 13-17 31-17 36 0 36 42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2-73-43 0-19 16-36 34-37h26c37 0 84 0 84 37 0 23-30 43-71 43z">
            <text:p/>
          </draw:path>
          <draw:path draw:style-name="gr2" draw:text-style-name="P2" draw:layer="layout" svg:width="0.212cm" svg:height="0.293cm" svg:x="13.644cm" svg:y="6.807cm" svg:viewBox="0 0 213 294" svg:d="M34 262c0 19-5 19-34 19v13c14 0 36-1 48-1 11 0 34 1 48 1v-13c-29 0-34 0-34-19v-78c0-45 30-67 58-67 26 0 31 22 31 46v99c0 19-5 19-33 19v13c15 0 37-1 48-1 10 0 33 1 47 1v-13c-22 0-32 0-33-13v-81c0-36 0-49-13-64-6-8-19-16-45-16-36 0-54 25-61 42v-149l-61 5v13c30 0 34 2 34 24z">
            <text:p/>
          </draw:path>
        </draw:g>
        <draw:g>
          <svg:title>TexMaths</svg:title>
          <svg:desc>12§latex§high§svg§600§TRUE§</svg:desc>
          <draw:polygon draw:style-name="gr1" draw:text-style-name="P1" draw:layer="layout" svg:width="0.793cm" svg:height="0.374cm" svg:x="16.57cm" svg:y="6.809cm" svg:viewBox="0 0 794 375" draw:points="397,375 0,375 0,0 794,0 794,375">
            <text:p/>
          </draw:polygon>
          <draw:path draw:style-name="gr2" draw:text-style-name="P2" draw:layer="layout" svg:width="0.212cm" svg:height="0.293cm" svg:x="16.583cm" svg:y="6.808cm" svg:viewBox="0 0 213 294" svg:d="M34 262c0 19-5 19-34 19v13c14 0 36-1 48-1 11 0 34 1 48 1v-13c-29 0-34 0-34-19v-78c0-45 30-67 58-67 26 0 31 22 31 46v99c0 19-5 19-33 19v13c15 0 37-1 48-1 10 0 33 1 47 1v-13c-22 0-32 0-33-13v-81c0-36 0-49-13-64-6-8-19-16-45-16-36 0-54 25-61 42v-149l-61 5v13c30 0 34 2 34 24z">
            <text:p/>
          </draw:path>
          <draw:path draw:style-name="gr2" draw:text-style-name="P2" draw:layer="layout" svg:width="0.09cm" svg:height="0.282cm" svg:x="16.817cm" svg:y="6.819cm" svg:viewBox="0 0 91 283" svg:d="M61 96l-60 5v13c29 0 33 3 33 23v114c0 19-5 19-34 19v13c13 0 37-1 47-1 15 0 30 1 44 1v-13c-27 0-30-2-30-18zM64 23c0-15-11-23-23-23-13 0-23 12-23 23s10 21 23 21c12 0 23-8 23-21z">
            <text:p/>
          </draw:path>
          <draw:path draw:style-name="gr2" draw:text-style-name="P2" draw:layer="layout" svg:width="0.193cm" svg:height="0.279cm" svg:x="16.932cm" svg:y="6.91cm" svg:viewBox="0 0 194 280" svg:d="M83 119c-37 0-37-42-37-52 0-12 0-25 6-36 3-5 13-17 31-17 36 0 36 42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2-73-43 0-19 16-36 34-37h26c37 0 84 0 84 37 0 23-30 43-71 43z">
            <text:p/>
          </draw:path>
          <draw:path draw:style-name="gr2" draw:text-style-name="P2" draw:layer="layout" svg:width="0.212cm" svg:height="0.293cm" svg:x="17.143cm" svg:y="6.808cm" svg:viewBox="0 0 213 294" svg:d="M34 262c0 19-5 19-34 19v13c14 0 36-1 48-1 11 0 34 1 48 1v-13c-29 0-34 0-34-19v-78c0-45 30-67 58-67 26 0 31 22 31 46v99c0 19-5 19-33 19v13c15 0 37-1 48-1 10 0 33 1 47 1v-13c-22 0-32 0-33-13v-81c0-36 0-49-13-64-6-8-19-16-45-16-36 0-54 25-61 42v-149l-61 5v13c30 0 34 2 34 24z">
            <text:p/>
          </draw:path>
        </draw:g>
        <draw:g>
          <svg:title>TexMaths</svg:title>
          <svg:desc>12§latex§possible and complex§svg§600§TRUE§</svg:desc>
          <draw:polygon draw:style-name="gr1" draw:text-style-name="P1" draw:layer="layout" svg:width="3.904cm" svg:height="0.374cm" svg:x="20.673cm" svg:y="6.713cm" svg:viewBox="0 0 3905 375" draw:points="1953,375 0,375 0,0 3905,0 3905,375">
            <text:p/>
          </draw:polygon>
          <draw:path draw:style-name="gr2" draw:text-style-name="P2" draw:layer="layout" svg:width="0.208cm" svg:height="0.269cm" svg:x="20.685cm" svg:y="6.819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2" draw:text-style-name="P2" draw:layer="layout" svg:width="0.187cm" svg:height="0.194cm" svg:x="20.93cm" svg:y="6.816cm" svg:viewBox="0 0 188 195" svg:d="M188 100c0-56-43-100-93-100-54 0-95 47-95 100 0 54 44 95 94 95 51 0 94-41 94-95zM95 184c-19 0-37-9-49-28-11-19-11-44-11-60 0-17 0-40 11-59 10-19 31-27 48-27 19 0 37 9 48 27 10 18 10 42 10 59 0 16 0 38-8 56-10 20-29 32-49 32z">
            <text:p/>
          </draw:path>
          <draw:path draw:style-name="gr2" draw:text-style-name="P2" draw:layer="layout" svg:width="0.138cm" svg:height="0.194cm" svg:x="21.142cm" svg:y="6.816cm" svg:viewBox="0 0 139 195" svg:d="M74 108c10 1 45 8 45 38 0 22-15 40-48 40-36 0-52-25-59-61-1-5-2-7-6-7-6 0-6 3-6 10v57c0 7 0 10 5 10 2 0 2 0 11-9 0 0 0-1 8-10 18 19 37 19 47 19 49 0 68-28 68-59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2" draw:text-style-name="P2" draw:layer="layout" svg:width="0.138cm" svg:height="0.194cm" svg:x="21.308cm" svg:y="6.816cm" svg:viewBox="0 0 139 195" svg:d="M74 108c10 1 45 8 45 38 0 22-15 40-48 40-36 0-52-25-59-61-1-5-2-7-6-7-6 0-6 3-6 10v57c0 7 0 10 5 10 2 0 2 0 11-9 0 0 0-1 8-10 18 19 37 19 47 19 49 0 68-28 68-59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2" draw:text-style-name="P2" draw:layer="layout" svg:width="0.09cm" svg:height="0.282cm" svg:x="21.473cm" svg:y="6.72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2" draw:text-style-name="P2" draw:layer="layout" svg:width="0.208cm" svg:height="0.298cm" svg:x="21.589cm" svg:y="6.712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8-6-10-6-17z">
            <text:p/>
          </draw:path>
          <draw:path draw:style-name="gr2" draw:text-style-name="P2" draw:layer="layout" svg:width="0.094cm" svg:height="0.293cm" svg:x="21.824cm" svg:y="6.712cm" svg:viewBox="0 0 95 294" svg:d="M61 0l-61 5v13c30 0 34 2 34 24v220c0 19-5 19-34 19v13c14 0 37-1 48-1 10 0 31 1 47 1v-13c-29 0-34 0-34-19z">
            <text:p/>
          </draw:path>
          <draw:path draw:style-name="gr2" draw:text-style-name="P2" draw:layer="layout" svg:width="0.163cm" svg:height="0.194cm" svg:x="21.938cm" svg:y="6.816cm" svg:viewBox="0 0 164 195" svg:d="M36 83c2-63 38-73 53-73 43 0 48 57 48 73zM35 92h119c9 0 10 0 10-9 0-42-22-83-75-83-49 0-89 43-89 97 0 57 44 98 94 98 51 0 70-47 70-56 0-3-3-5-6-5s-3 3-4 6c-16 44-53 44-58 44-22 0-38-12-48-28-13-20-13-49-13-64z">
            <text:p/>
          </draw:path>
          <draw:path draw:style-name="gr2" draw:text-style-name="P2" draw:layer="layout" svg:width="0.19cm" svg:height="0.194cm" svg:x="22.271cm" svg:y="6.816cm" svg:viewBox="0 0 191 195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5 68 45 28 0 47-17 56-37zM120 89v42c0 41-30 55-49 55-21 0-39-16-39-37 0-23 18-58 88-60z">
            <text:p/>
          </draw:path>
          <draw:path draw:style-name="gr2" draw:text-style-name="P2" draw:layer="layout" svg:width="0.213cm" svg:height="0.186cm" svg:x="22.478cm" svg:y="6.819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2" draw:text-style-name="P2" draw:layer="layout" svg:width="0.208cm" svg:height="0.298cm" svg:x="22.712cm" svg:y="6.712cm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
            <text:p/>
          </draw:path>
          <draw:path draw:style-name="gr2" draw:text-style-name="P2" draw:layer="layout" svg:width="0.161cm" svg:height="0.194cm" svg:x="23.086cm" svg:y="6.816cm" svg:viewBox="0 0 162 195" svg:d="M35 97c0-68 35-86 57-86 4 0 32 0 46 15-17 2-20 15-20 20 0 10 8 19 20 19 11 0 19-7 19-19 0-29-32-46-65-46-52 0-92 46-92 98 0 54 42 97 91 97 58 0 71-51 71-56 0-3-5-3-6-3-4 0-5 1-5 3-13 40-41 45-56 45-22 0-60-18-60-87z">
            <text:p/>
          </draw:path>
          <draw:path draw:style-name="gr2" draw:text-style-name="P2" draw:layer="layout" svg:width="0.187cm" svg:height="0.194cm" svg:x="23.27cm" svg:y="6.816cm" svg:viewBox="0 0 188 195" svg:d="M188 100c0-56-43-100-94-100-53 0-94 47-94 100 0 54 44 95 94 95 51 0 94-41 94-95zM94 184c-18 0-36-9-48-28-11-19-11-44-11-60 0-17 0-40 11-59 10-19 31-27 48-27 19 0 37 9 48 27 10 18 10 42 10 59 0 16 0 38-8 56-10 20-29 32-50 32z">
            <text:p/>
          </draw:path>
          <draw:path draw:style-name="gr2" draw:text-style-name="P2" draw:layer="layout" svg:width="0.329cm" svg:height="0.186cm" svg:x="23.482cm" svg:y="6.819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2" draw:text-style-name="P2" draw:layer="layout" svg:width="0.208cm" svg:height="0.269cm" svg:x="23.83cm" svg:y="6.819cm" svg:viewBox="0 0 209 270" svg:d="M61 28v-28l-61 5v13c30 0 34 2 34 20v200c0 19-5 19-34 19v13c14-1 36-2 48-2 11 0 32 1 48 2v-13c-29 0-34 0-34-19v-72-4c3 7 21 30 52 30 50 0 95-42 95-96s-41-96-89-96c-32 0-50 19-59 28zM62 139v-95c12-21 34-33 56-33 30 0 56 37 56 85 0 52-30 86-61 86-17 0-34-8-45-25-6-9-6-9-6-18z">
            <text:p/>
          </draw:path>
          <draw:path draw:style-name="gr2" draw:text-style-name="P2" draw:layer="layout" svg:width="0.094cm" svg:height="0.293cm" svg:x="24.066cm" svg:y="6.712cm" svg:viewBox="0 0 95 294" svg:d="M61 0l-61 5v13c30 0 34 2 34 24v220c0 19-5 19-34 19v13c14 0 37-1 47-1 11 0 32 1 48 1v-13c-29 0-34 0-34-19z">
            <text:p/>
          </draw:path>
          <draw:path draw:style-name="gr2" draw:text-style-name="P2" draw:layer="layout" svg:width="0.163cm" svg:height="0.194cm" svg:x="24.181cm" svg:y="6.816cm" svg:viewBox="0 0 164 195" svg:d="M36 83c2-63 38-73 53-73 43 0 48 57 48 73zM35 92h119c9 0 10 0 10-9 0-42-22-83-75-83-49 0-89 43-89 97 0 57 44 98 94 98 51 0 70-47 70-56 0-3-3-5-6-5s-3 3-4 6c-16 44-53 44-58 44-22 0-38-12-48-28-13-20-13-49-13-64z">
            <text:p/>
          </draw:path>
          <draw:path draw:style-name="gr2" draw:text-style-name="P2" draw:layer="layout" svg:width="0.213cm" svg:height="0.181cm" svg:x="24.361cm" svg:y="6.824cm" svg:viewBox="0 0 214 182" svg:d="M116 83c14-16 29-36 40-48 13-15 30-22 50-22v-13c-10 1-24 1-34 1-14 0-36-1-41-1v13c8 1 12 6 12 13 0 8-4 12-6 15l-27 33-33-43c-4-3-4-5-4-7 0-6 6-11 16-11v-13c-12 0-40 1-47 1-8 0-29 0-40-1v13c30 0 30 0 50 27l42 54-40 50c-20 25-46 26-54 26v12c11 0 24-1 35-1 13 0 30 1 41 1v-12c-10-2-12-7-12-13 0-9 12-24 37-54l32 42c4 5 10 12 10 15s-4 9-16 10v12c13 0 36-1 46-1 12 0 29 1 41 1v-12c-23 0-30-1-40-13z">
            <text:p/>
          </draw:path>
        </draw:g>
        <draw:g>
          <svg:title>TexMaths</svg:title>
          <svg:desc>14§latex§Certificate based\\
with short chain§svg§600§TRUE§</svg:desc>
          <draw:polygon draw:style-name="gr1" draw:text-style-name="P1" draw:layer="layout" svg:width="4.338cm" svg:height="0.931cm" svg:x="0.465cm" svg:y="8.665cm" svg:viewBox="0 0 4339 932" draw:points="2170,932 0,932 0,0 4339,0 4339,932">
            <text:p/>
          </draw:polygon>
          <draw:path draw:style-name="gr2" draw:text-style-name="P2" draw:layer="layout" svg:width="0.3cm" svg:height="0.359cm" svg:x="1.231cm" svg:y="8.658cm" svg:viewBox="0 0 301 360" svg:d="M0 179c0 102 80 181 172 181 80 0 129-70 129-126 0-6 0-9-7-9-4 0-4 3-6 7-4 72-56 112-110 112-30 0-128-16-128-165 0-147 97-164 128-164 53 0 98 45 108 118 0 6 0 8 7 8 8 0 8-2 8-12v-118c0-8 0-11-6-11-1 0-4 0-7 6l-25 36c-18-17-43-42-91-42-92 0-172 78-172 179z">
            <text:p/>
          </draw:path>
          <draw:path draw:style-name="gr2" draw:text-style-name="P2" draw:layer="layout" svg:width="0.191cm" svg:height="0.226cm" svg:x="1.571cm" svg:y="8.785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166cm" svg:height="0.217cm" svg:x="1.79cm" svg:y="8.788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2" draw:text-style-name="P2" draw:layer="layout" svg:width="0.154cm" svg:height="0.308cm" svg:x="1.977cm" svg:y="8.703cm" svg:viewBox="0 0 155 309" svg:d="M77 106h70v-15h-70v-91h-13c-1 41-15 94-64 95v11h42v136c0 62 46 67 64 67 35 0 49-35 49-67v-28h-12v28c0 37-16 55-34 55-32 0-32-45-32-53z">
            <text:p/>
          </draw:path>
          <draw:path draw:style-name="gr2" draw:text-style-name="P2" draw:layer="layout" svg:width="0.105cm" svg:height="0.329cm" svg:x="2.175cm" svg:y="8.676cm" svg:viewBox="0 0 106 330" svg:d="M71 112l-70 6v15c34 0 38 3 38 27v133c0 22-5 22-39 22v15c15 0 43-1 55-1 18 0 35 1 51 1v-15c-32 0-35-3-35-21zM74 27c0-17-12-27-26-27-16 0-27 14-27 27 0 12 11 25 27 25 14 0 26-10 26-25z">
            <text:p/>
          </draw:path>
          <draw:path draw:style-name="gr2" draw:text-style-name="P2" draw:layer="layout" svg:width="0.247cm" svg:height="0.348cm" svg:x="2.308cm" svg:y="8.658cm" svg:viewBox="0 0 248 349" svg:d="M150 151c22 0 26 6 26 27v133c0 22-5 22-39 22v16c17-2 44-2 55-2 12 0 38 0 56 2v-16c-34 0-39 0-39-22v-182l-62 5c-8 0-8 0-10 0 0 2-1 2-8 2h-59v-56c0-49 43-69 74-69 14 0 32 4 42 16-21 1-24 15-24 23 0 16 13 23 23 23 11 0 22-9 22-23 0-29-26-50-63-50-46 0-105 25-105 78v58h-39v15h39v160c0 22-5 22-39 22v16c17-2 43-2 56-2 11 0 36 0 55 2v-16c-34 0-40 0-40-22v-160z">
            <text:p/>
          </draw:path>
          <draw:path draw:style-name="gr2" draw:text-style-name="P2" draw:layer="layout" svg:width="0.188cm" svg:height="0.226cm" svg:x="2.583cm" svg:y="8.785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2" draw:text-style-name="P2" draw:layer="layout" svg:width="0.222cm" svg:height="0.226cm" svg:x="2.805cm" svg:y="8.785cm" svg:viewBox="0 0 223 227" svg:d="M144 185c2 19 16 40 39 40 10 0 40-7 40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2" draw:text-style-name="P2" draw:layer="layout" svg:width="0.154cm" svg:height="0.308cm" svg:x="3.038cm" svg:y="8.703cm" svg:viewBox="0 0 155 309" svg:d="M77 106h70v-15h-70v-91h-13c-1 41-15 94-64 95v11h42v136c0 62 46 67 64 67 35 0 49-35 49-67v-28h-12v28c0 37-16 55-34 55-32 0-32-45-32-53z">
            <text:p/>
          </draw:path>
          <draw:path draw:style-name="gr2" draw:text-style-name="P2" draw:layer="layout" svg:width="0.191cm" svg:height="0.226cm" svg:x="3.233cm" svg:y="8.785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243cm" svg:height="0.348cm" svg:x="3.615cm" svg:y="8.664cm" svg:viewBox="0 0 244 349" svg:d="M71 157v-157l-71 6v15c35 0 39 3 39 28v294h11c2 0 6-7 19-31 7 11 28 37 64 37 59 0 111-49 111-112s-48-112-105-112c-38 0-59 23-68 32zM73 287v-102c0-10 0-10 5-18 20-27 47-31 59-31 21 0 39 12 52 31 13 21 14 49 14 68 0 18-1 49-15 70-10 16-30 32-56 32-23 0-41-11-52-30-7-10-7-12-7-20z">
            <text:p/>
          </draw:path>
          <draw:path draw:style-name="gr2" draw:text-style-name="P2" draw:layer="layout" svg:width="0.222cm" svg:height="0.226cm" svg:x="3.895cm" svg:y="8.785cm" svg:viewBox="0 0 223 227" svg:d="M144 185c2 19 16 40 39 40 10 0 40-7 40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2" draw:text-style-name="P2" draw:layer="layout" svg:width="0.161cm" svg:height="0.226cm" svg:x="4.136cm" svg:y="8.785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2" draw:text-style-name="P2" draw:layer="layout" svg:width="0.191cm" svg:height="0.226cm" svg:x="4.327cm" svg:y="8.785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243cm" svg:height="0.348cm" svg:x="4.548cm" svg:y="8.664cm" svg:viewBox="0 0 244 349" svg:d="M171 315v34l73-6v-15c-34 0-38-5-38-28v-300l-72 6v15c35 0 38 3 38 28v106c-14-18-35-30-61-30-59 0-111 49-111 112s49 112 105 112c32 0 53-17 66-34zM171 183v101c0 10 0 10-6 18-14 24-36 35-57 35-23 0-41-12-52-32-14-19-15-47-15-68 0-19 1-48 15-70 11-16 29-31 56-31 18 0 38 7 53 29 6 9 6 10 6 18z">
            <text:p/>
          </draw:path>
          <draw:path draw:style-name="gr2" draw:text-style-name="P2" draw:layer="layout" svg:width="0.338cm" svg:height="0.217cm" svg:x="0.473cm" svg:y="9.383cm" svg:viewBox="0 0 339 218" svg:d="M297 48c8-26 24-33 42-33v-15c-11 1-25 1-37 1-14 0-36-1-46-1v15c18 0 30 10 30 24 0 3 0 4-3 10l-45 127-49-138c-3-6-3-7-3-9 0-14 20-14 30-14v-15c-14 0-40 1-52 1-14 0-30 0-44-1v15c19 0 26 2 31 7 3 3 9 19 11 28l-42 119-47-131c-3-6-3-7-3-9 0-14 20-14 29-14v-15c-14 0-42 1-53 1-3 0-28 0-46-1v15c25 0 31 2 36 17l63 177c2 7 3 9 10 9s7-2 10-9l50-140 51 141c1 6 3 8 10 8 5 0 7-4 9-8z">
            <text:p/>
          </draw:path>
          <draw:path draw:style-name="gr2" draw:text-style-name="P2" draw:layer="layout" svg:width="0.105cm" svg:height="0.329cm" svg:x="0.835cm" svg:y="9.267cm" svg:viewBox="0 0 106 330" svg:d="M71 112l-70 6v15c34 0 38 3 38 27v133c0 22-5 22-39 22v15c15 0 43-1 55-1 18 0 35 1 51 1v-15c-32 0-35-3-35-21zM74 27c0-17-12-27-26-27-16 0-27 14-27 27 0 12 11 25 27 25 14 0 26-10 26-25z">
            <text:p/>
          </draw:path>
          <draw:path draw:style-name="gr2" draw:text-style-name="P2" draw:layer="layout" svg:width="0.154cm" svg:height="0.308cm" svg:x="0.965cm" svg:y="9.294cm" svg:viewBox="0 0 155 309" svg:d="M77 106h70v-15h-70v-91h-13c-1 41-15 94-64 95v11h42v136c0 62 46 67 64 67 35 0 49-35 49-67v-28h-12v28c0 37-14 55-34 55-32 0-32-45-32-53z">
            <text:p/>
          </draw:path>
          <draw:path draw:style-name="gr2" draw:text-style-name="P2" draw:layer="layout" svg:width="0.248cm" svg:height="0.342cm" svg:x="1.162cm" svg:y="9.254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2" draw:text-style-name="P2" draw:layer="layout" svg:width="0.161cm" svg:height="0.226cm" svg:x="1.599cm" svg:y="9.375cm" svg:viewBox="0 0 162 227" svg:d="M87 126c11 1 52 10 52 45 0 25-17 46-56 46-42 0-61-29-69-71-1-6-3-9-7-9-7 0-7 4-7 13v66c0 8 0 11 6 11 2 0 2 0 12-10 0 0 0-1 10-11 21 21 43 21 55 21 57 0 79-32 79-69 0-26-15-40-21-46-16-17-35-21-56-24-28-5-61-12-61-40 0-19 12-38 56-38 54 0 56 45 57 60 2 4 6 4 6 4 7 0 7-3 7-12v-51c0-8 0-11-6-11-3 0-3 0-10 6-1 2-7 7-8 8-18-14-39-14-46-14-62 0-80 34-80 60 0 18 8 32 21 44 17 12 31 15 66 22z">
            <text:p/>
          </draw:path>
          <draw:path draw:style-name="gr2" draw:text-style-name="P2" draw:layer="layout" svg:width="0.248cm" svg:height="0.342cm" svg:x="1.791cm" svg:y="9.254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2" draw:text-style-name="P2" draw:layer="layout" svg:width="0.219cm" svg:height="0.226cm" svg:x="2.061cm" svg:y="9.375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2" draw:text-style-name="P2" draw:layer="layout" svg:width="0.166cm" svg:height="0.217cm" svg:x="2.308cm" svg:y="9.379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2" draw:text-style-name="P2" draw:layer="layout" svg:width="0.154cm" svg:height="0.308cm" svg:x="2.495cm" svg:y="9.294cm" svg:viewBox="0 0 155 309" svg:d="M77 106h70v-15h-70v-91h-13c-1 41-15 94-64 95v11h42v136c0 62 46 67 64 67 35 0 49-35 49-67v-28h-12v28c0 37-14 55-34 55-32 0-32-45-32-53z">
            <text:p/>
          </draw:path>
          <draw:path draw:style-name="gr2" draw:text-style-name="P2" draw:layer="layout" svg:width="0.188cm" svg:height="0.226cm" svg:x="2.856cm" svg:y="9.375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2" draw:text-style-name="P2" draw:layer="layout" svg:width="0.248cm" svg:height="0.342cm" svg:x="3.059cm" svg:y="9.254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2" draw:text-style-name="P2" draw:layer="layout" svg:width="0.222cm" svg:height="0.226cm" svg:x="3.337cm" svg:y="9.375cm" svg:viewBox="0 0 223 227" svg:d="M144 185c2 19 16 40 38 40 11 0 41-7 41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2" draw:text-style-name="P2" draw:layer="layout" svg:width="0.105cm" svg:height="0.329cm" svg:x="3.577cm" svg:y="9.267cm" svg:viewBox="0 0 106 330" svg:d="M71 112l-70 6v15c34 0 38 3 38 27v133c0 22-5 22-39 22v15c15 0 43-1 55-1 18 0 35 1 51 1v-15c-32 0-35-3-35-21zM74 27c0-17-12-27-26-27-16 0-27 14-27 27 0 12 11 25 27 25 14 0 26-10 26-25z">
            <text:p/>
          </draw:path>
          <draw:path draw:style-name="gr2" draw:text-style-name="P2" draw:layer="layout" svg:width="0.248cm" svg:height="0.217cm" svg:x="3.713cm" svg:y="9.379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</draw:g>
        <draw:g>
          <svg:title>TexMaths</svg:title>
          <svg:desc>12§latex§medium§svg§600§TRUE§</svg:desc>
          <draw:polygon draw:style-name="gr1" draw:text-style-name="P1" draw:layer="layout" svg:width="1.471cm" svg:height="0.292cm" svg:x="7.971cm" svg:y="8.916cm" svg:viewBox="0 0 1472 293" draw:points="735,293 0,293 0,0 1472,0 1472,293">
            <text:p/>
          </draw:polygon>
          <draw:path draw:style-name="gr2" draw:text-style-name="P2" draw:layer="layout" svg:width="0.329cm" svg:height="0.186cm" svg:x="7.984cm" svg:y="9.022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2" draw:text-style-name="P2" draw:layer="layout" svg:width="0.163cm" svg:height="0.194cm" svg:x="8.333cm" svg:y="9.019cm" svg:viewBox="0 0 164 195" svg:d="M36 83c2-63 38-73 53-73 43 0 48 57 48 73zM35 92h119c9 0 10 0 10-9 0-42-22-83-75-83-49 0-89 43-89 97 0 57 44 98 94 98 51 0 70-47 70-56 0-3-3-5-6-5s-3 3-4 6c-16 44-53 44-58 44-22 0-38-12-48-28-13-20-13-49-13-64z">
            <text:p/>
          </draw:path>
          <draw:path draw:style-name="gr2" draw:text-style-name="P2" draw:layer="layout" svg:width="0.208cm" svg:height="0.298cm" svg:x="8.522cm" svg:y="8.915cm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
            <text:p/>
          </draw:path>
          <draw:path draw:style-name="gr2" draw:text-style-name="P2" draw:layer="layout" svg:width="0.09cm" svg:height="0.282cm" svg:x="8.756cm" svg:y="8.926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2" draw:text-style-name="P2" draw:layer="layout" svg:width="0.213cm" svg:height="0.191cm" svg:x="8.871cm" svg:y="9.022cm" svg:viewBox="0 0 214 192" svg:d="M152 154v38l62-5v-13c-30 0-34-2-34-23v-151l-62 5v13c30 0 33 2 33 24v76c0 36-20 65-51 65-36 0-38-20-38-43v-140l-62 5v13c34 0 34 1 34 38v64c0 34 0 72 63 72 24 0 43-12 55-38z">
            <text:p/>
          </draw:path>
          <draw:path draw:style-name="gr2" draw:text-style-name="P2" draw:layer="layout" svg:width="0.329cm" svg:height="0.186cm" svg:x="9.105cm" svg:y="9.022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</draw:g>
        <draw:g>
          <svg:title>TexMaths</svg:title>
          <svg:desc>12§latex§medium§svg§600§TRUE§</svg:desc>
          <draw:polygon draw:style-name="gr1" draw:text-style-name="P1" draw:layer="layout" svg:width="1.471cm" svg:height="0.292cm" svg:x="12.672cm" svg:y="8.91cm" svg:viewBox="0 0 1472 293" draw:points="735,293 0,293 0,0 1472,0 1472,293">
            <text:p/>
          </draw:polygon>
          <draw:path draw:style-name="gr2" draw:text-style-name="P2" draw:layer="layout" svg:width="0.329cm" svg:height="0.186cm" svg:x="12.685cm" svg:y="9.016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2" draw:text-style-name="P2" draw:layer="layout" svg:width="0.163cm" svg:height="0.194cm" svg:x="13.034cm" svg:y="9.013cm" svg:viewBox="0 0 164 195" svg:d="M36 83c2-63 38-73 53-73 43 0 48 57 48 73zM35 92h119c9 0 10 0 10-9 0-42-22-83-75-83-49 0-89 43-89 97 0 57 44 98 94 98 51 0 70-47 70-56 0-3-3-5-6-5s-3 3-4 6c-16 44-53 44-58 44-22 0-38-12-48-28-13-20-13-49-13-64z">
            <text:p/>
          </draw:path>
          <draw:path draw:style-name="gr2" draw:text-style-name="P2" draw:layer="layout" svg:width="0.208cm" svg:height="0.298cm" svg:x="13.223cm" svg:y="8.909cm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
            <text:p/>
          </draw:path>
          <draw:path draw:style-name="gr2" draw:text-style-name="P2" draw:layer="layout" svg:width="0.09cm" svg:height="0.282cm" svg:x="13.457cm" svg:y="8.92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2" draw:text-style-name="P2" draw:layer="layout" svg:width="0.213cm" svg:height="0.191cm" svg:x="13.572cm" svg:y="9.016cm" svg:viewBox="0 0 214 192" svg:d="M152 154v38l62-5v-13c-30 0-34-2-34-23v-151l-62 5v13c30 0 33 2 33 24v76c0 36-20 65-51 65-36 0-38-20-38-43v-140l-62 5v13c34 0 34 1 34 38v64c0 34 0 72 63 72 24 0 43-12 55-38z">
            <text:p/>
          </draw:path>
          <draw:path draw:style-name="gr2" draw:text-style-name="P2" draw:layer="layout" svg:width="0.329cm" svg:height="0.186cm" svg:x="13.806cm" svg:y="9.016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</draw:g>
        <draw:g>
          <svg:title>TexMaths</svg:title>
          <svg:desc>12§latex§possible and easy§svg§600§TRUE§</svg:desc>
          <draw:polygon draw:style-name="gr1" draw:text-style-name="P1" draw:layer="layout" svg:width="3.189cm" svg:height="0.374cm" svg:x="21.076cm" svg:y="8.815cm" svg:viewBox="0 0 3190 375" draw:points="1595,375 0,375 0,0 3190,0 3190,375">
            <text:p/>
          </draw:polygon>
          <draw:path draw:style-name="gr2" draw:text-style-name="P2" draw:layer="layout" svg:width="0.208cm" svg:height="0.269cm" svg:x="21.088cm" svg:y="8.921cm" svg:viewBox="0 0 209 270" svg:d="M61 28v-28l-61 5v13c30 0 34 2 34 20v200c0 19-5 19-34 19v13c14-1 36-2 48-2 11 0 32 1 48 2v-13c-29 0-34 0-34-19v-72-4c3 7 21 30 52 30 52 0 95-42 95-96s-41-96-89-96c-32 0-50 19-59 28zM62 139v-95c12-21 34-33 56-33 30 0 56 37 56 85 0 52-30 87-61 87-17 0-34-9-45-26-6-9-6-9-6-18z">
            <text:p/>
          </draw:path>
          <draw:path draw:style-name="gr2" draw:text-style-name="P2" draw:layer="layout" svg:width="0.187cm" svg:height="0.194cm" svg:x="21.333cm" svg:y="8.919cm" svg:viewBox="0 0 188 195" svg:d="M188 100c0-56-43-100-93-100-54 0-95 47-95 100 0 54 44 95 94 95 51 0 94-41 94-95zM95 184c-19 0-37-9-49-28-11-19-11-44-11-60 0-17 0-40 11-59 10-19 31-27 48-27 19 0 37 9 48 27 10 18 10 42 10 59 0 16 0 39-8 57-10 19-29 31-49 31z">
            <text:p/>
          </draw:path>
          <draw:path draw:style-name="gr2" draw:text-style-name="P2" draw:layer="layout" svg:width="0.138cm" svg:height="0.194cm" svg:x="21.545cm" svg:y="8.919cm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2" draw:text-style-name="P2" draw:layer="layout" svg:width="0.138cm" svg:height="0.194cm" svg:x="21.711cm" svg:y="8.919cm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2" draw:text-style-name="P2" draw:layer="layout" svg:width="0.09cm" svg:height="0.282cm" svg:x="21.877cm" svg:y="8.825cm" svg:viewBox="0 0 91 283" svg:d="M61 96l-60 5v13c29 0 33 3 33 23v114c0 19-5 19-34 19v13c13 0 37-1 47-1 15 0 30 1 44 1v-13c-27 0-30-2-30-18zM64 23c0-15-11-23-23-23-13 0-23 12-23 23s10 21 23 21c12 0 23-8 23-21z">
            <text:p/>
          </draw:path>
          <draw:path draw:style-name="gr2" draw:text-style-name="P2" draw:layer="layout" svg:width="0.208cm" svg:height="0.298cm" svg:x="21.992cm" svg:y="8.814cm" svg:viewBox="0 0 209 299" svg:d="M61 135v-135l-61 5v13c30 0 34 2 34 24v252h9c1 0 5-6 16-26 6 9 24 31 55 31 52 0 95-42 95-96s-41-96-90-96c-33 0-51 20-58 28zM62 246v-87c0-9 0-9 5-16 17-23 40-26 51-26 18 0 33 10 44 26 11 18 12 42 12 59 0 15-1 42-13 60-9 13-25 28-48 28-19 0-35-10-45-27-6-8-6-10-6-17z">
            <text:p/>
          </draw:path>
          <draw:path draw:style-name="gr2" draw:text-style-name="P2" draw:layer="layout" svg:width="0.094cm" svg:height="0.293cm" svg:x="22.227cm" svg:y="8.814cm" svg:viewBox="0 0 95 294" svg:d="M61 0l-61 5v13c30 0 34 2 34 24v220c0 19-5 19-34 19v13c14 0 37-1 48-1 10 0 31 1 47 1v-13c-29 0-34 0-34-19z">
            <text:p/>
          </draw:path>
          <draw:path draw:style-name="gr2" draw:text-style-name="P2" draw:layer="layout" svg:width="0.163cm" svg:height="0.194cm" svg:x="22.341cm" svg:y="8.919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2" draw:text-style-name="P2" draw:layer="layout" svg:width="0.19cm" svg:height="0.194cm" svg:x="22.675cm" svg:y="8.919cm" svg:viewBox="0 0 191 195" svg:d="M124 159c1 16 13 34 32 34 10 0 35-6 35-40v-24h-10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2" draw:text-style-name="P2" draw:layer="layout" svg:width="0.213cm" svg:height="0.186cm" svg:x="22.881cm" svg:y="8.921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2" draw:text-style-name="P2" draw:layer="layout" svg:width="0.208cm" svg:height="0.298cm" svg:x="23.115cm" svg:y="8.814cm" svg:viewBox="0 0 209 299" svg:d="M146 270v29l63-5v-13c-29 0-33-4-33-24v-257l-61 5v13c30 0 33 2 33 24v91c-12-15-30-26-53-26-51 0-95 42-95 96s42 96 90 96c28 0 46-14 56-29zM146 157v87c0 8 0 8-4 15-12 21-32 31-50 31-19 0-34-11-44-28-12-17-13-41-13-59 0-16 1-41 13-60 10-13 25-26 48-26 16 0 32 6 46 25 4 7 4 8 4 15z">
            <text:p/>
          </draw:path>
          <draw:path draw:style-name="gr2" draw:text-style-name="P2" draw:layer="layout" svg:width="0.163cm" svg:height="0.194cm" svg:x="23.487cm" svg:y="8.919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2" draw:text-style-name="P2" draw:layer="layout" svg:width="0.19cm" svg:height="0.194cm" svg:x="23.679cm" svg:y="8.919cm" svg:viewBox="0 0 191 195" svg:d="M124 159c1 16 13 34 32 34 10 0 35-6 35-40v-24h-10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2" draw:text-style-name="P2" draw:layer="layout" svg:width="0.138cm" svg:height="0.194cm" svg:x="23.886cm" svg:y="8.919cm" svg:viewBox="0 0 139 195" svg:d="M74 108c10 1 45 9 45 39 0 21-15 39-48 39-36 0-52-25-59-61-1-5-2-7-6-7-6 0-6 3-6 11v56c0 7 0 10 5 10 2 0 2 0 11-9 0 0 0-1 8-9 18 18 37 18 47 18 49 0 68-28 68-59 0-23-13-35-18-40-14-14-30-18-48-20-24-5-53-11-53-35 0-16 11-33 48-33 47 0 50 39 50 52 1 4 4 4 4 4 6 0 6-3 6-11v-43c0-8 0-10-4-10-3 0-3 0-9 5-1 2-6 6-7 7-16-12-34-12-40-12-52 0-68 29-68 52 0 15 7 27 18 37 14 11 26 13 56 19z">
            <text:p/>
          </draw:path>
          <draw:path draw:style-name="gr2" draw:text-style-name="P2" draw:layer="layout" svg:width="0.207cm" svg:height="0.269cm" svg:x="24.045cm" svg:y="8.926cm" svg:viewBox="0 0 208 270" svg:d="M168 41c11-28 32-28 40-28v-13c-10 1-23 1-33 1-7 0-27-1-36-1v13c13 0 19 7 19 18 0 5 0 5-2 11l-43 103-47-114c-1-3-2-5-2-7 0-11 15-11 24-11v-13c-11 0-40 1-47 1-11 0-28 0-41-1v13c20 0 29 0 35 15l63 155c-2 6-8 19-10 25-10 23-22 53-48 53-3 0-12 0-21-9 13-1 17-11 17-17 0-12-8-18-18-18-8 0-18 5-18 18 0 20 18 35 40 35 26 0 43-25 54-49z">
            <text:p/>
          </draw:path>
        </draw:g>
        <draw:g>
          <svg:title>TexMaths</svg:title>
          <svg:desc>14§latex§Certificate based\\
with short chain\\
and pre-provisioned\\
public keys of SNs§svg§600§TRUE§</svg:desc>
          <draw:polygon draw:style-name="gr1" draw:text-style-name="P1" draw:layer="layout" svg:width="4.338cm" svg:height="2.207cm" svg:x="0.467cm" svg:y="11.265cm" svg:viewBox="0 0 4339 2208" draw:points="2170,2208 0,2208 0,0 4339,0 4339,2208">
            <text:p/>
          </draw:polygon>
          <draw:path draw:style-name="gr2" draw:text-style-name="P2" draw:layer="layout" svg:width="0.3cm" svg:height="0.359cm" svg:x="1.233cm" svg:y="11.258cm" svg:viewBox="0 0 301 360" svg:d="M0 179c0 102 80 181 172 181 80 0 129-70 129-126 0-6 0-9-7-9-4 0-4 3-6 7-4 72-56 112-110 112-30 0-128-16-128-165 0-147 97-164 128-164 53 0 98 45 108 118 0 6 0 8 7 8 8 0 8-2 8-12v-118c0-8 0-11-6-11-1 0-4 0-7 6l-25 36c-18-17-43-42-91-42-92 0-172 78-172 179z">
            <text:p/>
          </draw:path>
          <draw:path draw:style-name="gr2" draw:text-style-name="P2" draw:layer="layout" svg:width="0.191cm" svg:height="0.226cm" svg:x="1.573cm" svg:y="11.385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166cm" svg:height="0.217cm" svg:x="1.792cm" svg:y="11.388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2" draw:text-style-name="P2" draw:layer="layout" svg:width="0.154cm" svg:height="0.308cm" svg:x="1.979cm" svg:y="11.303cm" svg:viewBox="0 0 155 309" svg:d="M77 106h70v-15h-70v-91h-13c-1 41-15 94-64 95v11h42v136c0 62 46 67 64 67 35 0 49-35 49-67v-28h-12v28c0 37-16 55-34 55-32 0-32-45-32-53z">
            <text:p/>
          </draw:path>
          <draw:path draw:style-name="gr2" draw:text-style-name="P2" draw:layer="layout" svg:width="0.105cm" svg:height="0.329cm" svg:x="2.177cm" svg:y="11.276cm" svg:viewBox="0 0 106 330" svg:d="M71 112l-70 6v15c34 0 38 3 38 27v133c0 22-5 22-39 22v15c15 0 43-1 55-1 18 0 35 1 51 1v-15c-32 0-35-3-35-21zM74 27c0-17-12-27-26-27-16 0-27 14-27 27 0 12 11 25 27 25 14 0 26-10 26-25z">
            <text:p/>
          </draw:path>
          <draw:path draw:style-name="gr2" draw:text-style-name="P2" draw:layer="layout" svg:width="0.247cm" svg:height="0.348cm" svg:x="2.31cm" svg:y="11.258cm" svg:viewBox="0 0 248 349" svg:d="M150 151c22 0 26 6 26 27v133c0 22-5 22-39 22v16c17-2 44-2 55-2 12 0 38 0 56 2v-16c-34 0-39 0-39-22v-182l-62 5c-8 0-8 0-10 0 0 2-1 2-8 2h-59v-56c0-49 43-69 74-69 14 0 32 4 42 16-21 1-24 15-24 23 0 16 13 23 23 23 11 0 22-9 22-23 0-29-26-50-63-50-46 0-105 25-105 78v58h-39v15h39v160c0 22-5 22-39 22v16c17-2 43-2 56-2 11 0 36 0 55 2v-16c-34 0-40 0-40-22v-160z">
            <text:p/>
          </draw:path>
          <draw:path draw:style-name="gr2" draw:text-style-name="P2" draw:layer="layout" svg:width="0.188cm" svg:height="0.226cm" svg:x="2.585cm" svg:y="11.385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2" draw:text-style-name="P2" draw:layer="layout" svg:width="0.222cm" svg:height="0.226cm" svg:x="2.807cm" svg:y="11.385cm" svg:viewBox="0 0 223 227" svg:d="M144 185c2 19 16 40 39 40 10 0 40-7 40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2" draw:text-style-name="P2" draw:layer="layout" svg:width="0.154cm" svg:height="0.308cm" svg:x="3.04cm" svg:y="11.303cm" svg:viewBox="0 0 155 309" svg:d="M77 106h70v-15h-70v-91h-13c-1 41-15 94-64 95v11h42v136c0 62 46 67 64 67 35 0 49-35 49-67v-28h-12v28c0 37-16 55-34 55-32 0-32-45-32-53z">
            <text:p/>
          </draw:path>
          <draw:path draw:style-name="gr2" draw:text-style-name="P2" draw:layer="layout" svg:width="0.191cm" svg:height="0.226cm" svg:x="3.235cm" svg:y="11.385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243cm" svg:height="0.348cm" svg:x="3.617cm" svg:y="11.264cm" svg:viewBox="0 0 244 349" svg:d="M71 157v-157l-71 6v15c35 0 39 3 39 28v294h11c2 0 6-7 19-31 7 11 28 37 64 37 59 0 111-49 111-112s-48-112-105-112c-38 0-59 23-68 32zM73 287v-102c0-10 0-10 5-18 20-27 47-31 59-31 21 0 39 12 52 31 13 21 14 49 14 68 0 18-1 49-15 70-10 16-30 32-56 32-23 0-41-11-52-30-7-10-7-12-7-20z">
            <text:p/>
          </draw:path>
          <draw:path draw:style-name="gr2" draw:text-style-name="P2" draw:layer="layout" svg:width="0.222cm" svg:height="0.226cm" svg:x="3.897cm" svg:y="11.385cm" svg:viewBox="0 0 223 227" svg:d="M144 185c2 19 16 40 39 40 10 0 40-7 40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2" draw:text-style-name="P2" draw:layer="layout" svg:width="0.161cm" svg:height="0.226cm" svg:x="4.138cm" svg:y="11.385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2" draw:text-style-name="P2" draw:layer="layout" svg:width="0.191cm" svg:height="0.226cm" svg:x="4.329cm" svg:y="11.385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243cm" svg:height="0.348cm" svg:x="4.55cm" svg:y="11.264cm" svg:viewBox="0 0 244 349" svg:d="M171 315v34l73-6v-15c-34 0-38-5-38-28v-300l-72 6v15c35 0 38 3 38 28v106c-14-18-35-30-61-30-59 0-111 49-111 112s49 112 105 112c32 0 53-17 66-34zM171 183v101c0 10 0 10-6 18-14 24-36 35-57 35-23 0-41-12-52-32-14-19-15-47-15-68 0-19 1-48 15-70 11-16 29-31 56-31 18 0 38 7 53 29 6 9 6 10 6 18z">
            <text:p/>
          </draw:path>
          <draw:path draw:style-name="gr2" draw:text-style-name="P2" draw:layer="layout" svg:width="0.338cm" svg:height="0.217cm" svg:x="0.475cm" svg:y="11.983cm" svg:viewBox="0 0 339 218" svg:d="M297 48c8-26 24-33 42-33v-15c-11 1-25 1-37 1-14 0-36-1-46-1v15c18 0 30 10 30 24 0 3 0 4-3 10l-45 127-49-138c-3-6-3-7-3-9 0-14 20-14 30-14v-15c-14 0-40 1-52 1-14 0-30 0-44-1v15c19 0 26 2 31 7 3 3 9 19 11 28l-42 119-47-131c-3-6-3-7-3-9 0-14 20-14 29-14v-15c-14 0-42 1-53 1-3 0-28 0-46-1v15c25 0 31 2 36 17l63 177c2 7 3 9 10 9s7-2 10-9l50-140 51 141c1 6 3 8 10 8 5 0 7-4 9-8z">
            <text:p/>
          </draw:path>
          <draw:path draw:style-name="gr2" draw:text-style-name="P2" draw:layer="layout" svg:width="0.105cm" svg:height="0.329cm" svg:x="0.837cm" svg:y="11.867cm" svg:viewBox="0 0 106 330" svg:d="M71 112l-70 6v15c34 0 38 3 38 27v133c0 22-5 22-39 22v15c15 0 43-1 55-1 18 0 35 1 51 1v-15c-32 0-35-3-35-21zM74 27c0-17-12-27-26-27-16 0-27 14-27 27 0 12 11 25 27 25 14 0 26-10 26-25z">
            <text:p/>
          </draw:path>
          <draw:path draw:style-name="gr2" draw:text-style-name="P2" draw:layer="layout" svg:width="0.154cm" svg:height="0.308cm" svg:x="0.967cm" svg:y="11.894cm" svg:viewBox="0 0 155 309" svg:d="M77 106h70v-15h-70v-91h-13c-1 41-15 94-64 95v11h42v136c0 62 46 67 64 67 35 0 49-35 49-67v-28h-12v28c0 37-14 55-34 55-32 0-32-45-32-53z">
            <text:p/>
          </draw:path>
          <draw:path draw:style-name="gr2" draw:text-style-name="P2" draw:layer="layout" svg:width="0.248cm" svg:height="0.342cm" svg:x="1.164cm" svg:y="11.854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2" draw:text-style-name="P2" draw:layer="layout" svg:width="0.161cm" svg:height="0.226cm" svg:x="1.601cm" svg:y="11.975cm" svg:viewBox="0 0 162 227" svg:d="M87 126c11 1 52 10 52 45 0 25-17 46-56 46-42 0-61-29-69-71-1-6-3-9-7-9-7 0-7 4-7 13v66c0 8 0 11 6 11 2 0 2 0 12-10 0 0 0-1 10-11 21 21 43 21 55 21 57 0 79-32 79-69 0-26-15-40-21-46-16-17-35-21-56-24-28-5-61-12-61-40 0-19 12-38 56-38 54 0 56 45 57 60 2 4 6 4 6 4 7 0 7-3 7-12v-51c0-8 0-11-6-11-3 0-3 0-10 6-1 2-7 7-8 8-18-14-39-14-46-14-62 0-80 34-80 60 0 18 8 32 21 44 17 12 31 15 66 22z">
            <text:p/>
          </draw:path>
          <draw:path draw:style-name="gr2" draw:text-style-name="P2" draw:layer="layout" svg:width="0.248cm" svg:height="0.342cm" svg:x="1.793cm" svg:y="11.854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2" draw:text-style-name="P2" draw:layer="layout" svg:width="0.219cm" svg:height="0.226cm" svg:x="2.063cm" svg:y="11.975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2" draw:text-style-name="P2" draw:layer="layout" svg:width="0.166cm" svg:height="0.217cm" svg:x="2.31cm" svg:y="11.979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2" draw:text-style-name="P2" draw:layer="layout" svg:width="0.154cm" svg:height="0.308cm" svg:x="2.497cm" svg:y="11.894cm" svg:viewBox="0 0 155 309" svg:d="M77 106h70v-15h-70v-91h-13c-1 41-15 94-64 95v11h42v136c0 62 46 67 64 67 35 0 49-35 49-67v-28h-12v28c0 37-14 55-34 55-32 0-32-45-32-53z">
            <text:p/>
          </draw:path>
          <draw:path draw:style-name="gr2" draw:text-style-name="P2" draw:layer="layout" svg:width="0.188cm" svg:height="0.226cm" svg:x="2.858cm" svg:y="11.975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2" draw:text-style-name="P2" draw:layer="layout" svg:width="0.248cm" svg:height="0.342cm" svg:x="3.061cm" svg:y="11.854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2" draw:text-style-name="P2" draw:layer="layout" svg:width="0.222cm" svg:height="0.226cm" svg:x="3.339cm" svg:y="11.975cm" svg:viewBox="0 0 223 227" svg:d="M144 185c2 19 16 40 38 40 11 0 41-7 41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2" draw:text-style-name="P2" draw:layer="layout" svg:width="0.105cm" svg:height="0.329cm" svg:x="3.579cm" svg:y="11.867cm" svg:viewBox="0 0 106 330" svg:d="M71 112l-70 6v15c34 0 38 3 38 27v133c0 22-5 22-39 22v15c15 0 43-1 55-1 18 0 35 1 51 1v-15c-32 0-35-3-35-21zM74 27c0-17-12-27-26-27-16 0-27 14-27 27 0 12 11 25 27 25 14 0 26-10 26-25z">
            <text:p/>
          </draw:path>
          <draw:path draw:style-name="gr2" draw:text-style-name="P2" draw:layer="layout" svg:width="0.248cm" svg:height="0.217cm" svg:x="3.715cm" svg:y="11.979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2" draw:text-style-name="P2" draw:layer="layout" svg:width="0.223cm" svg:height="0.226cm" svg:x="0.488cm" svg:y="12.566cm" svg:viewBox="0 0 224 227" svg:d="M144 185c2 19 16 40 39 40 10 0 41-7 41-47v-28h-13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2" draw:text-style-name="P2" draw:layer="layout" svg:width="0.248cm" svg:height="0.217cm" svg:x="0.727cm" svg:y="12.569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2" draw:text-style-name="P2" draw:layer="layout" svg:width="0.243cm" svg:height="0.348cm" svg:x="1.002cm" svg:y="12.445cm" svg:viewBox="0 0 244 349" svg:d="M171 315v34l73-6v-15c-34 0-38-5-38-28v-300l-72 6v15c35 0 38 3 38 28v106c-14-18-35-30-61-30-59 0-111 49-111 112s49 112 105 112c32 0 53-17 66-34zM171 183v101c0 10 0 10-6 18-14 24-36 35-57 35-23 0-41-12-52-32-14-19-15-47-15-68 0-19 1-48 15-70 11-16 29-31 56-31 18 0 38 7 53 29 6 9 6 10 6 18z">
            <text:p/>
          </draw:path>
          <draw:path draw:style-name="gr2" draw:text-style-name="P2" draw:layer="layout" svg:width="0.243cm" svg:height="0.314cm" svg:x="1.434cm" svg:y="12.569cm" svg:viewBox="0 0 244 315" svg:d="M71 32v-32l-71 6v15c35 0 39 3 39 24v232c0 23-5 23-39 23v15c17-1 42-3 56-3 13 0 38 2 56 3v-15c-34 0-39 0-39-23v-84-4c3 8 24 35 60 35 60 0 111-49 111-112s-48-112-104-112c-38 0-59 22-69 32zM73 162v-110c14-25 39-39 64-39 35 0 66 43 66 99 0 59-35 101-71 101-20 0-40-10-52-30-7-11-7-11-7-21z">
            <text:p/>
          </draw:path>
          <draw:path draw:style-name="gr2" draw:text-style-name="P2" draw:layer="layout" svg:width="0.166cm" svg:height="0.217cm" svg:x="1.708cm" svg:y="12.569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2" draw:text-style-name="P2" draw:layer="layout" svg:width="0.191cm" svg:height="0.226cm" svg:x="1.899cm" svg:y="12.566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olygon draw:style-name="gr2" draw:text-style-name="P2" draw:layer="layout" svg:width="0.131cm" svg:height="0.028cm" svg:x="2.108cm" svg:y="12.667cm" svg:viewBox="0 0 132 29" draw:points="132,29 132,0 0,0 0,29">
            <text:p/>
          </draw:polygon>
          <draw:path draw:style-name="gr2" draw:text-style-name="P2" draw:layer="layout" svg:width="0.243cm" svg:height="0.314cm" svg:x="2.28cm" svg:y="12.569cm" svg:viewBox="0 0 244 315" svg:d="M71 32v-32l-71 6v15c35 0 39 3 39 24v232c0 23-5 23-39 23v15c17-1 42-3 56-3 13 0 38 2 56 3v-15c-34 0-39 0-39-23v-84-4c3 8 24 35 60 35 60 0 111-49 111-112s-48-112-104-112c-38 0-59 22-69 32zM73 162v-110c14-25 39-39 64-39 35 0 66 43 66 99 0 59-35 101-71 101-20 0-40-10-52-30-7-11-7-11-7-21z">
            <text:p/>
          </draw:path>
          <draw:path draw:style-name="gr2" draw:text-style-name="P2" draw:layer="layout" svg:width="0.166cm" svg:height="0.217cm" svg:x="2.553cm" svg:y="12.569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2" draw:text-style-name="P2" draw:layer="layout" svg:width="0.219cm" svg:height="0.226cm" svg:x="2.745cm" svg:y="12.566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2" draw:text-style-name="P2" draw:layer="layout" svg:width="0.241cm" svg:height="0.217cm" svg:x="2.972cm" svg:y="12.574cm" svg:viewBox="0 0 242 218" svg:d="M196 49c4-11 14-34 46-34v-15c-11 1-26 1-38 1-11 0-33-1-42-1v15c19 0 24 12 24 21 0 5-1 7-4 13l-50 126-55-139c-3-5-3-7-3-8 0-13 18-13 28-13v-15c-15 0-43 1-54 1-13 0-33 0-48-1v15c31 0 34 3 39 19l72 176c2 7 4 8 11 8 5 0 8-4 10-8z">
            <text:p/>
          </draw:path>
          <draw:path draw:style-name="gr2" draw:text-style-name="P2" draw:layer="layout" svg:width="0.105cm" svg:height="0.329cm" svg:x="3.238cm" svg:y="12.458cm" svg:viewBox="0 0 106 330" svg:d="M71 112l-70 6v15c34 0 38 3 38 27v133c0 22-5 22-39 22v15c15 0 43-1 55-1 18 0 35 1 51 1v-15c-32 0-35-3-35-21zM74 27c0-17-12-27-26-27-16 0-27 14-27 27 0 12 11 25 27 25 14 0 26-10 26-25z">
            <text:p/>
          </draw:path>
          <draw:path draw:style-name="gr2" draw:text-style-name="P2" draw:layer="layout" svg:width="0.161cm" svg:height="0.226cm" svg:x="3.374cm" svg:y="12.566cm" svg:viewBox="0 0 162 227" svg:d="M87 126c11 1 52 10 52 45 0 25-19 46-56 46-42 0-61-29-69-71-1-6-3-9-7-9-7 0-7 4-7 13v66c0 8 0 11 6 11 2 0 2 0 12-10 0 0 0-1 10-11 21 21 43 21 55 21 57 0 79-32 79-69 0-26-15-40-21-46-16-17-35-21-56-24-28-5-61-12-61-40 0-19 12-38 56-38 54 0 56 45 57 60 2 4 6 4 6 4 7 0 7-3 7-12v-51c0-8 0-11-6-11-3 0-3 0-10 6-1 2-7 7-8 8-18-14-39-14-46-14-62 0-80 34-80 60 0 18 8 32 21 44 17 12 31 15 66 22z">
            <text:p/>
          </draw:path>
          <draw:path draw:style-name="gr2" draw:text-style-name="P2" draw:layer="layout" svg:width="0.105cm" svg:height="0.329cm" svg:x="3.567cm" svg:y="12.458cm" svg:viewBox="0 0 106 330" svg:d="M71 112l-70 6v15c34 0 38 3 38 27v133c0 22-5 22-39 22v15c15 0 43-1 55-1 18 0 35 1 51 1v-15c-32 0-35-3-35-21zM74 27c0-17-12-27-26-27-16 0-27 14-27 27 0 12 11 25 27 25 14 0 26-10 26-25z">
            <text:p/>
          </draw:path>
          <draw:path draw:style-name="gr2" draw:text-style-name="P2" draw:layer="layout" svg:width="0.219cm" svg:height="0.226cm" svg:x="3.701cm" svg:y="12.566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2" draw:text-style-name="P2" draw:layer="layout" svg:width="0.248cm" svg:height="0.217cm" svg:x="3.948cm" svg:y="12.569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2" draw:text-style-name="P2" draw:layer="layout" svg:width="0.191cm" svg:height="0.226cm" svg:x="4.218cm" svg:y="12.566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243cm" svg:height="0.348cm" svg:x="4.439cm" svg:y="12.445cm" svg:viewBox="0 0 244 349" svg:d="M171 315v34l73-6v-15c-34 0-38-5-38-28v-300l-72 6v15c35 0 38 3 38 28v106c-14-18-35-30-61-30-59 0-111 49-111 112s49 112 105 112c32 0 53-17 66-34zM171 183v101c0 10 0 10-6 18-14 24-36 35-57 35-23 0-41-12-52-32-14-19-15-47-15-68 0-19 1-48 15-70 11-16 29-31 56-31 18 0 38 7 53 29 6 9 6 10 6 18z">
            <text:p/>
          </draw:path>
          <draw:path draw:style-name="gr2" draw:text-style-name="P2" draw:layer="layout" svg:width="0.243cm" svg:height="0.314cm" svg:x="0.481cm" svg:y="13.159cm" svg:viewBox="0 0 244 315" svg:d="M71 32v-32l-71 6v15c35 0 39 3 39 24v232c0 23-5 23-39 23v15c17-1 42-3 56-3 13 0 38 2 56 3v-15c-34 0-39 0-39-23v-84-4c3 8 24 35 60 35 60 0 111-49 111-112s-48-112-104-112c-38 0-59 22-69 32zM73 162v-110c14-25 39-39 64-39 35 0 66 43 66 99 0 59-35 101-71 101-20 0-40-10-52-30-7-11-7-11-7-21z">
            <text:p/>
          </draw:path>
          <draw:path draw:style-name="gr2" draw:text-style-name="P2" draw:layer="layout" svg:width="0.248cm" svg:height="0.223cm" svg:x="0.755cm" svg:y="13.159cm" svg:viewBox="0 0 249 224" svg:d="M178 179v45l71-6v-15c-35 0-39-3-39-27v-176l-73 6v15c35 0 39 3 39 28v88c0 42-23 76-60 76-42 0-43-23-43-49v-164l-73 6v15c39 0 39 1 39 45v74c0 39 0 84 74 84 28 0 51-14 65-45z">
            <text:p/>
          </draw:path>
          <draw:path draw:style-name="gr2" draw:text-style-name="P2" draw:layer="layout" svg:width="0.243cm" svg:height="0.348cm" svg:x="1.026cm" svg:y="13.036cm" svg:viewBox="0 0 244 349" svg:d="M71 157v-157l-71 6v15c35 0 39 3 39 28v294h11c2 0 6-7 19-31 7 11 28 37 64 37 60 0 111-49 111-112s-48-112-105-112c-38 0-59 23-68 32zM73 287v-102c0-10 0-10 5-18 20-27 47-31 59-31 21 0 39 12 52 31 13 21 14 49 14 68 0 18-1 49-15 70-10 16-30 32-56 32-23 0-41-11-52-30-7-10-7-12-7-20z">
            <text:p/>
          </draw:path>
          <draw:path draw:style-name="gr2" draw:text-style-name="P2" draw:layer="layout" svg:width="0.11cm" svg:height="0.342cm" svg:x="1.3cm" svg:y="13.036cm" svg:viewBox="0 0 111 343" svg:d="M71 0l-71 6v15c35 0 39 3 39 28v256c0 23-5 23-39 23v15c17 0 43-1 56-1 11 0 36 1 55 1v-15c-34 0-40 0-40-23z">
            <text:p/>
          </draw:path>
          <draw:path draw:style-name="gr2" draw:text-style-name="P2" draw:layer="layout" svg:width="0.105cm" svg:height="0.329cm" svg:x="1.436cm" svg:y="13.047cm" svg:viewBox="0 0 106 330" svg:d="M71 112l-70 6v15c34 0 38 3 38 27v133c0 22-5 22-39 22v15c15 0 43-1 55-1 18 0 35 1 51 1v-15c-32 0-35-3-35-21zM74 27c0-17-12-27-26-27-16 0-27 14-27 27 0 12 11 25 27 25 14 0 26-10 26-25z">
            <text:p/>
          </draw:path>
          <draw:path draw:style-name="gr2" draw:text-style-name="P2" draw:layer="layout" svg:width="0.188cm" svg:height="0.226cm" svg:x="1.573cm" svg:y="13.157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2" draw:text-style-name="P2" draw:layer="layout" svg:width="0.238cm" svg:height="0.342cm" svg:x="1.953cm" svg:y="13.036cm" svg:viewBox="0 0 239 343" svg:d="M39 305c0 23-5 23-39 23v15c17 0 39-1 55-1 14 0 33 0 53 1v-15c-32 0-38 0-38-23v-50l31-28c39 53 60 81 60 89 0 10-8 12-18 12v15c14 0 43-1 53-1 14 0 28 0 43 1v-15c-18 0-29 0-49-27l-61-88c-2-2-4-4-4-6 0-1 36-31 40-35 31-25 52-26 63-26v-16c-15 2-21 2-35 2-18 0-49-2-56-2v16c10 0 16 5 16 12 0 10-7 16-12 18l-70 61v-237l-71 6v15c35 0 39 3 39 28z">
            <text:p/>
          </draw:path>
          <draw:path draw:style-name="gr2" draw:text-style-name="P2" draw:layer="layout" svg:width="0.191cm" svg:height="0.226cm" svg:x="2.198cm" svg:y="13.157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241cm" svg:height="0.314cm" svg:x="2.41cm" svg:y="13.165cm" svg:viewBox="0 0 242 315" svg:d="M196 48c13-33 38-33 46-33v-15c-11 1-26 1-38 1-8 0-32-1-42-1v15c16 0 23 9 23 21 0 6 0 6-3 13l-50 120-55-133c-1-4-3-5-3-8 0-13 18-13 28-13v-15c-12 0-46 1-54 1-13 0-33 0-48-1v15c24 0 34 0 41 17l74 181c-3 7-10 22-13 29-11 27-25 62-56 62-3 0-14 0-24-10 16-1 20-13 20-20 0-14-10-21-21-21-10 0-21 6-21 21 0 23 21 41 46 41 31 0 51-29 63-57z">
            <text:p/>
          </draw:path>
          <draw:path draw:style-name="gr2" draw:text-style-name="P2" draw:layer="layout" svg:width="0.161cm" svg:height="0.226cm" svg:x="2.676cm" svg:y="13.157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2" draw:text-style-name="P2" draw:layer="layout" svg:width="0.219cm" svg:height="0.226cm" svg:x="3.031cm" svg:y="13.157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2" draw:text-style-name="P2" draw:layer="layout" svg:width="0.16cm" svg:height="0.348cm" svg:x="3.278cm" svg:y="13.031cm" svg:viewBox="0 0 161 349" svg:d="M70 136v-58c0-43 24-67 46-67 2 0 9 0 17 3-7 3-15 8-15 21 0 11 8 21 21 21 15 0 22-10 22-21 0-18-18-35-45-35-35 0-77 27-77 78v58h-39v15h39v160c0 22-5 22-39 22v16c20-2 43-2 57-2 20 0 44 0 63 2v-16h-11c-36 0-38-5-38-24v-158h58v-15z">
            <text:p/>
          </draw:path>
          <draw:path draw:style-name="gr2" draw:text-style-name="P2" draw:layer="layout" svg:width="0.219cm" svg:height="0.359cm" svg:x="3.605cm" svg:y="13.031cm" svg:viewBox="0 0 220 360" svg:d="M146 157l-65-16c-31-7-49-33-49-63 0-35 27-64 65-64 82 0 93 81 96 104 2 2 2 5 7 5 6 0 6-3 6-12v-100c0-8 0-11-6-11-3 0-4 0-7 7l-17 28c-15-15-36-35-79-35-55 0-97 43-97 95 0 42 27 77 64 91 6 2 31 9 66 17 14 3 28 7 42 25 11 13 16 28 16 45 0 35-26 71-66 71-16 0-52-2-79-26-29-28-30-59-30-77-2-4-5-4-6-4-7 0-7 2-7 11v99c0 9 0 13 6 13 2 0 4-2 7-7 0 0 1-2 18-28 15 17 47 35 91 35 57 0 98-49 98-104 0-49-34-89-74-99z">
            <text:p/>
          </draw:path>
          <draw:path draw:style-name="gr2" draw:text-style-name="P2" draw:layer="layout" svg:width="0.336cm" svg:height="0.336cm" svg:x="3.865cm" svg:y="13.04cm" svg:viewBox="0 0 337 337" svg:d="M98 7c-4-7-4-7-14-7h-84v15h14c8 0 18 0 25 2 11 1 11 1 11 11v258c0 14 0 36-50 36v15c17 0 42-1 57-1 17 0 41 1 59 1v-15c-52 0-52-22-52-36v-258c3 3 3 4 6 7l202 295c4 7 4 7 8 7 7 0 7-2 7-12v-273c0-13 0-37 50-37v-15c-16 0-42 1-57 1-17 0-41-1-59-1v15c52 0 52 24 52 37v211z">
            <text:p/>
          </draw:path>
          <draw:path draw:style-name="gr2" draw:text-style-name="P2" draw:layer="layout" svg:width="0.161cm" svg:height="0.226cm" svg:x="4.233cm" svg:y="13.157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</draw:g>
        <draw:g>
          <svg:title>TexMaths</svg:title>
          <svg:desc>12§latex§low§svg§600§TRUE§</svg:desc>
          <draw:polygon draw:style-name="gr1" draw:text-style-name="P1" draw:layer="layout" svg:width="0.624cm" svg:height="0.292cm" svg:x="8.473cm" svg:y="12.111cm" svg:viewBox="0 0 625 293" draw:points="313,293 0,293 0,0 625,0 625,293">
            <text:p/>
          </draw:polygon>
          <draw:path draw:style-name="gr2" draw:text-style-name="P2" draw:layer="layout" svg:width="0.094cm" svg:height="0.293cm" svg:x="8.487cm" svg:y="12.11cm" svg:viewBox="0 0 95 294" svg:d="M61 0l-61 5v13c30 0 34 2 34 24v220c0 19-5 19-34 19v13c14 0 37-1 48-1 10 0 31 1 47 1v-13c-29 0-34 0-34-19z">
            <text:p/>
          </draw:path>
          <draw:path draw:style-name="gr2" draw:text-style-name="P2" draw:layer="layout" svg:width="0.187cm" svg:height="0.194cm" svg:x="8.601cm" svg:y="12.214cm" svg:viewBox="0 0 188 195" svg:d="M188 100c0-56-43-100-93-100-54 0-95 47-95 100 0 54 44 95 94 95 51 0 94-41 94-95zM95 184c-19 0-37-9-49-28-11-19-11-44-11-60 0-17 0-40 11-59 10-19 31-27 48-27 19 0 37 9 48 27 10 18 10 42 10 59 0 16 0 38-8 57-10 19-29 31-49 31z">
            <text:p/>
          </draw:path>
          <draw:path draw:style-name="gr2" draw:text-style-name="P2" draw:layer="layout" svg:width="0.289cm" svg:height="0.186cm" svg:x="8.796cm" svg:y="12.222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</draw:g>
        <draw:g>
          <svg:title>TexMaths</svg:title>
          <svg:desc>12§latex§low§svg§600§TRUE§</svg:desc>
          <draw:polygon draw:style-name="gr1" draw:text-style-name="P1" draw:layer="layout" svg:width="0.624cm" svg:height="0.292cm" svg:x="13.174cm" svg:y="12.112cm" svg:viewBox="0 0 625 293" draw:points="313,293 0,293 0,0 625,0 625,293">
            <text:p/>
          </draw:polygon>
          <draw:path draw:style-name="gr2" draw:text-style-name="P2" draw:layer="layout" svg:width="0.094cm" svg:height="0.293cm" svg:x="13.188cm" svg:y="12.111cm" svg:viewBox="0 0 95 294" svg:d="M61 0l-61 5v13c30 0 34 2 34 24v220c0 19-5 19-34 19v13c14 0 37-1 48-1 10 0 31 1 47 1v-13c-29 0-34 0-34-19z">
            <text:p/>
          </draw:path>
          <draw:path draw:style-name="gr2" draw:text-style-name="P2" draw:layer="layout" svg:width="0.187cm" svg:height="0.194cm" svg:x="13.302cm" svg:y="12.215cm" svg:viewBox="0 0 188 195" svg:d="M188 100c0-56-43-100-93-100-54 0-95 47-95 100 0 54 44 95 94 95 51 0 94-41 94-95zM95 184c-19 0-37-9-49-28-11-19-11-44-11-60 0-17 0-40 11-59 10-19 31-27 48-27 19 0 37 9 48 27 10 18 10 42 10 59 0 16 0 38-8 57-10 19-29 31-49 31z">
            <text:p/>
          </draw:path>
          <draw:path draw:style-name="gr2" draw:text-style-name="P2" draw:layer="layout" svg:width="0.289cm" svg:height="0.186cm" svg:x="13.497cm" svg:y="12.223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</draw:g>
        <draw:g>
          <svg:title>TexMaths</svg:title>
          <svg:desc>12§latex§possible and easy§svg§600§TRUE§</svg:desc>
          <draw:polygon draw:style-name="gr1" draw:text-style-name="P1" draw:layer="layout" svg:width="3.189cm" svg:height="0.374cm" svg:x="21.177cm" svg:y="12.016cm" svg:viewBox="0 0 3190 375" draw:points="1595,375 0,375 0,0 3190,0 3190,375">
            <text:p/>
          </draw:polygon>
          <draw:path draw:style-name="gr2" draw:text-style-name="P2" draw:layer="layout" svg:width="0.208cm" svg:height="0.269cm" svg:x="21.189cm" svg:y="12.122cm" svg:viewBox="0 0 209 270" svg:d="M61 28v-28l-61 5v13c30 0 34 2 34 20v200c0 19-5 19-34 19v13c14-1 36-2 48-2 11 0 32 1 48 2v-13c-29 0-34 0-34-19v-72-4c3 7 21 30 52 30 52 0 95-42 95-96s-41-96-89-96c-32 0-50 19-59 28zM62 139v-95c12-21 34-33 56-33 30 0 56 37 56 85 0 52-30 87-61 87-17 0-34-9-45-26-6-9-6-9-6-18z">
            <text:p/>
          </draw:path>
          <draw:path draw:style-name="gr2" draw:text-style-name="P2" draw:layer="layout" svg:width="0.187cm" svg:height="0.194cm" svg:x="21.434cm" svg:y="12.12cm" svg:viewBox="0 0 188 195" svg:d="M188 100c0-56-43-100-93-100-54 0-95 47-95 100 0 54 44 95 94 95 51 0 94-41 94-95zM95 184c-19 0-37-9-49-28-11-19-11-44-11-60 0-17 0-40 11-59 10-19 31-27 48-27 19 0 37 9 48 27 10 18 10 42 10 59 0 16 0 39-8 57-10 19-29 31-49 31z">
            <text:p/>
          </draw:path>
          <draw:path draw:style-name="gr2" draw:text-style-name="P2" draw:layer="layout" svg:width="0.138cm" svg:height="0.194cm" svg:x="21.646cm" svg:y="12.12cm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2" draw:text-style-name="P2" draw:layer="layout" svg:width="0.138cm" svg:height="0.194cm" svg:x="21.812cm" svg:y="12.12cm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2" draw:text-style-name="P2" draw:layer="layout" svg:width="0.09cm" svg:height="0.282cm" svg:x="21.978cm" svg:y="12.026cm" svg:viewBox="0 0 91 283" svg:d="M61 96l-60 5v13c29 0 33 3 33 23v114c0 19-5 19-34 19v13c13 0 37-1 47-1 15 0 30 1 44 1v-13c-27 0-30-2-30-18zM64 23c0-15-11-23-23-23-13 0-23 12-23 23s10 21 23 21c12 0 23-8 23-21z">
            <text:p/>
          </draw:path>
          <draw:path draw:style-name="gr2" draw:text-style-name="P2" draw:layer="layout" svg:width="0.208cm" svg:height="0.298cm" svg:x="22.093cm" svg:y="12.015cm" svg:viewBox="0 0 209 299" svg:d="M61 135v-135l-61 5v13c30 0 34 2 34 24v252h9c1 0 5-6 16-26 6 9 24 31 55 31 52 0 95-42 95-96s-41-96-90-96c-33 0-51 20-58 28zM62 246v-87c0-9 0-9 5-16 17-23 40-26 51-26 18 0 33 10 44 26 11 18 12 42 12 59 0 15-1 42-13 60-9 13-25 28-48 28-19 0-35-10-45-27-6-8-6-10-6-17z">
            <text:p/>
          </draw:path>
          <draw:path draw:style-name="gr2" draw:text-style-name="P2" draw:layer="layout" svg:width="0.094cm" svg:height="0.293cm" svg:x="22.328cm" svg:y="12.015cm" svg:viewBox="0 0 95 294" svg:d="M61 0l-61 5v13c30 0 34 2 34 24v220c0 19-5 19-34 19v13c14 0 37-1 48-1 10 0 31 1 47 1v-13c-29 0-34 0-34-19z">
            <text:p/>
          </draw:path>
          <draw:path draw:style-name="gr2" draw:text-style-name="P2" draw:layer="layout" svg:width="0.163cm" svg:height="0.194cm" svg:x="22.442cm" svg:y="12.12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2" draw:text-style-name="P2" draw:layer="layout" svg:width="0.19cm" svg:height="0.194cm" svg:x="22.776cm" svg:y="12.12cm" svg:viewBox="0 0 191 195" svg:d="M124 159c1 16 13 34 32 34 10 0 35-6 35-40v-24h-10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2" draw:text-style-name="P2" draw:layer="layout" svg:width="0.213cm" svg:height="0.186cm" svg:x="22.982cm" svg:y="12.122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2" draw:text-style-name="P2" draw:layer="layout" svg:width="0.208cm" svg:height="0.298cm" svg:x="23.216cm" svg:y="12.015cm" svg:viewBox="0 0 209 299" svg:d="M146 270v29l63-5v-13c-29 0-33-4-33-24v-257l-61 5v13c30 0 33 2 33 24v91c-12-15-30-26-53-26-51 0-95 42-95 96s42 96 90 96c28 0 46-14 56-29zM146 157v87c0 8 0 8-4 15-12 21-32 31-50 31-19 0-34-11-44-28-12-17-13-41-13-59 0-16 1-41 13-60 10-13 25-26 48-26 16 0 32 6 46 25 4 7 4 8 4 15z">
            <text:p/>
          </draw:path>
          <draw:path draw:style-name="gr2" draw:text-style-name="P2" draw:layer="layout" svg:width="0.163cm" svg:height="0.194cm" svg:x="23.588cm" svg:y="12.12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2" draw:text-style-name="P2" draw:layer="layout" svg:width="0.19cm" svg:height="0.194cm" svg:x="23.78cm" svg:y="12.12cm" svg:viewBox="0 0 191 195" svg:d="M124 159c1 16 13 34 32 34 10 0 35-6 35-40v-24h-10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2" draw:text-style-name="P2" draw:layer="layout" svg:width="0.138cm" svg:height="0.194cm" svg:x="23.987cm" svg:y="12.12cm" svg:viewBox="0 0 139 195" svg:d="M74 108c10 1 45 9 45 39 0 21-15 39-48 39-36 0-52-25-59-61-1-5-2-7-6-7-6 0-6 3-6 11v56c0 7 0 10 5 10 2 0 2 0 11-9 0 0 0-1 8-9 18 18 37 18 47 18 49 0 68-28 68-59 0-23-13-35-18-40-14-14-30-18-48-20-24-5-53-11-53-35 0-16 11-33 48-33 47 0 50 39 50 52 1 4 4 4 4 4 6 0 6-3 6-11v-43c0-8 0-10-4-10-3 0-3 0-9 5-1 2-6 6-7 7-16-12-34-12-40-12-52 0-68 29-68 52 0 15 7 27 18 37 14 11 26 13 56 19z">
            <text:p/>
          </draw:path>
          <draw:path draw:style-name="gr2" draw:text-style-name="P2" draw:layer="layout" svg:width="0.207cm" svg:height="0.269cm" svg:x="24.146cm" svg:y="12.127cm" svg:viewBox="0 0 208 270" svg:d="M168 41c11-28 32-28 40-28v-13c-10 1-23 1-33 1-7 0-27-1-36-1v13c13 0 19 7 19 18 0 5 0 5-2 11l-43 103-47-114c-1-3-2-5-2-7 0-11 15-11 24-11v-13c-11 0-40 1-47 1-11 0-28 0-41-1v13c20 0 29 0 35 15l63 155c-2 6-8 19-10 25-10 23-22 53-48 53-3 0-12 0-21-9 13-1 17-11 17-17 0-12-8-18-18-18-8 0-18 5-18 18 0 20 18 35 40 35 26 0 43-25 54-49z">
            <text:p/>
          </draw:path>
        </draw:g>
        <draw:g>
          <svg:title>TexMaths</svg:title>
          <svg:desc>12§latex§low§svg§600§TRUE§</svg:desc>
          <draw:polygon draw:style-name="gr1" draw:text-style-name="P1" draw:layer="layout" svg:width="0.624cm" svg:height="0.292cm" svg:x="16.573cm" svg:y="8.912cm" svg:viewBox="0 0 625 293" draw:points="313,293 0,293 0,0 625,0 625,293">
            <text:p/>
          </draw:polygon>
          <draw:path draw:style-name="gr2" draw:text-style-name="P2" draw:layer="layout" svg:width="0.094cm" svg:height="0.293cm" svg:x="16.587cm" svg:y="8.911cm" svg:viewBox="0 0 95 294" svg:d="M61 0l-61 5v13c30 0 34 2 34 24v220c0 19-5 19-34 19v13c14 0 37-1 48-1 10 0 31 1 47 1v-13c-29 0-34 0-34-19z">
            <text:p/>
          </draw:path>
          <draw:path draw:style-name="gr2" draw:text-style-name="P2" draw:layer="layout" svg:width="0.187cm" svg:height="0.194cm" svg:x="16.701cm" svg:y="9.015cm" svg:viewBox="0 0 188 195" svg:d="M188 100c0-56-43-100-93-100-54 0-95 47-95 100 0 54 44 95 94 95 51 0 94-41 94-95zM95 184c-19 0-37-9-49-28-11-19-11-44-11-60 0-17 0-40 11-59 10-19 31-27 48-27 19 0 37 9 48 27 10 18 10 42 10 59 0 16 0 38-8 57-10 19-29 31-49 31z">
            <text:p/>
          </draw:path>
          <draw:path draw:style-name="gr2" draw:text-style-name="P2" draw:layer="layout" svg:width="0.289cm" svg:height="0.186cm" svg:x="16.896cm" svg:y="9.023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</draw:g>
        <draw:g>
          <svg:title>TexMaths</svg:title>
          <svg:desc>12§latex§low§svg§600§TRUE§</svg:desc>
          <draw:polygon draw:style-name="gr1" draw:text-style-name="P1" draw:layer="layout" svg:width="0.624cm" svg:height="0.292cm" svg:x="16.673cm" svg:y="12.113cm" svg:viewBox="0 0 625 293" draw:points="313,293 0,293 0,0 625,0 625,293">
            <text:p/>
          </draw:polygon>
          <draw:path draw:style-name="gr2" draw:text-style-name="P2" draw:layer="layout" svg:width="0.094cm" svg:height="0.293cm" svg:x="16.687cm" svg:y="12.112cm" svg:viewBox="0 0 95 294" svg:d="M61 0l-61 5v13c30 0 34 2 34 24v220c0 19-5 19-34 19v13c14 0 37-1 48-1 10 0 31 1 47 1v-13c-29 0-34 0-34-19z">
            <text:p/>
          </draw:path>
          <draw:path draw:style-name="gr2" draw:text-style-name="P2" draw:layer="layout" svg:width="0.187cm" svg:height="0.194cm" svg:x="16.801cm" svg:y="12.216cm" svg:viewBox="0 0 188 195" svg:d="M188 100c0-56-43-100-93-100-54 0-95 47-95 100 0 54 44 95 94 95 51 0 94-41 94-95zM95 184c-19 0-37-9-49-28-11-19-11-44-11-60 0-17 0-40 11-59 10-19 31-27 48-27 19 0 37 9 48 27 10 18 10 42 10 59 0 16 0 38-8 57-10 19-29 31-49 31z">
            <text:p/>
          </draw:path>
          <draw:path draw:style-name="gr2" draw:text-style-name="P2" draw:layer="layout" svg:width="0.289cm" svg:height="0.186cm" svg:x="16.996cm" svg:y="12.224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</draw:g>
        <draw:g>
          <svg:title>TexMaths</svg:title>
          <svg:desc>14§latex§Root-key based§svg§600§TRUE§</svg:desc>
          <draw:polygon draw:style-name="gr1" draw:text-style-name="P1" draw:layer="layout" svg:width="3.306cm" svg:height="0.436cm" svg:x="0.467cm" svg:y="14.96cm" svg:viewBox="0 0 3307 437" draw:points="1654,437 0,437 0,0 3307,0 3307,437">
            <text:p/>
          </draw:polygon>
          <draw:path draw:style-name="gr2" draw:text-style-name="P2" draw:layer="layout" svg:width="0.343cm" svg:height="0.347cm" svg:x="0.484cm" svg:y="14.965cm" svg:viewBox="0 0 344 348" svg:d="M94 162v-127c0-11 0-17 10-18 5-2 19-2 29-2 45 0 101 2 101 75 0 33-13 72-86 72zM197 169c48-11 87-42 87-79 0-48-56-90-129-90h-155v15h11c39 0 39 6 39 24v259c0 18 0 24-39 24h-11v15c18-1 53-1 73-1 18 0 53 0 71 1v-15h-11c-39 0-39-6-39-24v-124h56c8 0 29 0 46 16 20 19 20 34 20 66s0 53 19 71c20 19 48 21 62 21 39 0 47-40 47-54 0-3 0-9-7-9-5 0-5 5-5 9-3 35-20 43-32 43-24 0-28-25-35-71l-7-39c-9-32-33-48-61-58z">
            <text:p/>
          </draw:path>
          <draw:path draw:style-name="gr2" draw:text-style-name="P2" draw:layer="layout" svg:width="0.219cm" svg:height="0.226cm" svg:x="0.842cm" svg:y="15.081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2" draw:text-style-name="P2" draw:layer="layout" svg:width="0.219cm" svg:height="0.226cm" svg:x="1.1cm" svg:y="15.081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2" draw:text-style-name="P2" draw:layer="layout" svg:width="0.154cm" svg:height="0.308cm" svg:x="1.341cm" svg:y="14.998cm" svg:viewBox="0 0 155 309" svg:d="M77 106h70v-15h-70v-91h-13c-1 41-15 94-64 95v11h42v136c0 62 46 67 64 67 35 0 49-35 49-67v-28h-12v28c0 36-16 55-34 55-32 0-32-45-32-54z">
            <text:p/>
          </draw:path>
          <draw:polygon draw:style-name="gr2" draw:text-style-name="P2" draw:layer="layout" svg:width="0.131cm" svg:height="0.028cm" svg:x="1.528cm" svg:y="15.18cm" svg:viewBox="0 0 132 29" draw:points="132,29 132,0 0,0 0,29">
            <text:p/>
          </draw:polygon>
          <draw:path draw:style-name="gr2" draw:text-style-name="P2" draw:layer="layout" svg:width="0.238cm" svg:height="0.342cm" svg:x="1.699cm" svg:y="14.959cm" svg:viewBox="0 0 239 343" svg:d="M39 305c0 22-5 22-39 22v16c17 0 39-2 55-2 14 0 33 0 53 2v-16c-32 0-38 0-38-22v-50l31-28c39 53 60 81 60 89 0 10-8 11-18 11v16c14 0 43-2 53-2 14 0 28 0 43 2v-16c-18 0-29 0-49-26l-61-88c-2-2-4-4-4-6 0-1 36-31 40-35 31-25 52-26 63-26v-16c-15 2-21 2-35 2-18 0-49-2-56-2v16c10 0 16 5 16 12 0 10-7 16-12 18l-70 60v-236l-71 6v15c35 0 39 3 39 28z">
            <text:p/>
          </draw:path>
          <draw:path draw:style-name="gr2" draw:text-style-name="P2" draw:layer="layout" svg:width="0.191cm" svg:height="0.226cm" svg:x="1.944cm" svg:y="15.081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241cm" svg:height="0.314cm" svg:x="2.158cm" svg:y="15.089cm" svg:viewBox="0 0 242 315" svg:d="M196 48c13-33 38-33 46-33v-15c-11 1-26 1-38 1-8 0-32-1-42-1v15c16 0 23 9 23 21 0 6 0 6-3 13l-50 120-55-133c-1-4-3-5-3-8 0-13 18-13 28-13v-15c-12 0-46 1-54 1-13 0-33 0-48-1v15c24 0 34 0 41 17l74 181c-3 7-10 22-13 29-11 27-25 62-56 62-3 0-14 0-24-10 16-2 20-13 20-20 0-14-10-21-21-21-10 0-21 6-21 21 0 23 21 41 46 41 31 0 51-30 63-58z">
            <text:p/>
          </draw:path>
          <draw:path draw:style-name="gr2" draw:text-style-name="P2" draw:layer="layout" svg:width="0.243cm" svg:height="0.347cm" svg:x="2.585cm" svg:y="14.959cm" svg:viewBox="0 0 244 348" svg:d="M71 157v-157l-71 6v15c35 0 39 3 39 28v294h11c2 0 6-7 19-31 7 11 28 36 64 36 60 0 111-49 111-112 0-62-48-111-105-111-38 0-59 23-68 32zM73 287v-102c0-10 0-10 5-18 20-27 47-31 59-31 21 0 39 12 52 31 13 21 14 49 14 68 0 18-1 49-15 70-10 15-30 32-56 32-23 0-41-11-52-31-7-9-7-11-7-19z">
            <text:p/>
          </draw:path>
          <draw:path draw:style-name="gr2" draw:text-style-name="P2" draw:layer="layout" svg:width="0.222cm" svg:height="0.226cm" svg:x="2.864cm" svg:y="15.081cm" svg:viewBox="0 0 223 227" svg:d="M144 185c2 19 16 40 38 40 11 0 41-7 41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2" draw:text-style-name="P2" draw:layer="layout" svg:width="0.161cm" svg:height="0.226cm" svg:x="3.105cm" svg:y="15.081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2" draw:text-style-name="P2" draw:layer="layout" svg:width="0.191cm" svg:height="0.226cm" svg:x="3.297cm" svg:y="15.081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2" draw:text-style-name="P2" draw:layer="layout" svg:width="0.243cm" svg:height="0.347cm" svg:x="3.516cm" svg:y="14.959cm" svg:viewBox="0 0 244 348" svg:d="M171 315v33l73-5v-16c-34 0-38-4-38-28v-299l-72 6v15c35 0 38 3 38 28v106c-14-18-35-30-61-30-59 0-111 49-111 111 0 63 49 112 105 112 32 0 53-16 66-33zM171 183v101c0 10 0 10-6 18-14 24-36 35-57 35-23 0-41-12-52-32-14-20-15-48-15-69 0-18 1-47 15-69 11-16 29-31 56-31 18 0 38 7 53 29 6 9 6 10 6 18z">
            <text:p/>
          </draw:path>
        </draw:g>
        <draw:g>
          <svg:title>TexMaths</svg:title>
          <svg:desc>12§latex§low§svg§600§TRUE§</svg:desc>
          <draw:polygon draw:style-name="gr1" draw:text-style-name="P1" draw:layer="layout" svg:width="0.624cm" svg:height="0.292cm" svg:x="8.474cm" svg:y="15.012cm" svg:viewBox="0 0 625 293" draw:points="313,293 0,293 0,0 625,0 625,293">
            <text:p/>
          </draw:polygon>
          <draw:path draw:style-name="gr2" draw:text-style-name="P2" draw:layer="layout" svg:width="0.094cm" svg:height="0.293cm" svg:x="8.488cm" svg:y="15.011cm" svg:viewBox="0 0 95 294" svg:d="M61 0l-61 5v13c30 0 34 2 34 24v220c0 19-5 19-34 19v13c14 0 37-1 48-1 10 0 31 1 47 1v-13c-29 0-34 0-34-19z">
            <text:p/>
          </draw:path>
          <draw:path draw:style-name="gr2" draw:text-style-name="P2" draw:layer="layout" svg:width="0.187cm" svg:height="0.194cm" svg:x="8.602cm" svg:y="15.115cm" svg:viewBox="0 0 188 195" svg:d="M188 100c0-56-43-100-93-100-54 0-95 47-95 100 0 54 44 95 94 95 51 0 94-41 94-95zM95 184c-19 0-37-9-49-28-11-19-11-44-11-60 0-17 0-40 11-59 10-19 31-27 48-27 19 0 37 9 48 27 10 18 10 42 10 59 0 16 0 38-8 57-10 19-29 31-49 31z">
            <text:p/>
          </draw:path>
          <draw:path draw:style-name="gr2" draw:text-style-name="P2" draw:layer="layout" svg:width="0.289cm" svg:height="0.186cm" svg:x="8.797cm" svg:y="15.123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</draw:g>
        <draw:g>
          <svg:title>TexMaths</svg:title>
          <svg:desc>12§latex§low§svg§600§TRUE§</svg:desc>
          <draw:polygon draw:style-name="gr1" draw:text-style-name="P1" draw:layer="layout" svg:width="0.624cm" svg:height="0.292cm" svg:x="13.175cm" svg:y="15.013cm" svg:viewBox="0 0 625 293" draw:points="313,293 0,293 0,0 625,0 625,293">
            <text:p/>
          </draw:polygon>
          <draw:path draw:style-name="gr2" draw:text-style-name="P2" draw:layer="layout" svg:width="0.094cm" svg:height="0.293cm" svg:x="13.189cm" svg:y="15.012cm" svg:viewBox="0 0 95 294" svg:d="M61 0l-61 5v13c30 0 34 2 34 24v220c0 19-5 19-34 19v13c14 0 37-1 48-1 10 0 31 1 47 1v-13c-29 0-34 0-34-19z">
            <text:p/>
          </draw:path>
          <draw:path draw:style-name="gr2" draw:text-style-name="P2" draw:layer="layout" svg:width="0.187cm" svg:height="0.194cm" svg:x="13.303cm" svg:y="15.116cm" svg:viewBox="0 0 188 195" svg:d="M188 100c0-56-43-100-93-100-54 0-95 47-95 100 0 54 44 95 94 95 51 0 94-41 94-95zM95 184c-19 0-37-9-49-28-11-19-11-44-11-60 0-17 0-40 11-59 10-19 31-27 48-27 19 0 37 9 48 27 10 18 10 42 10 59 0 16 0 38-8 57-10 19-29 31-49 31z">
            <text:p/>
          </draw:path>
          <draw:path draw:style-name="gr2" draw:text-style-name="P2" draw:layer="layout" svg:width="0.289cm" svg:height="0.186cm" svg:x="13.498cm" svg:y="15.124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</draw:g>
        <draw:g>
          <svg:title>TexMaths</svg:title>
          <svg:desc>12§latex§low§svg§600§TRUE§</svg:desc>
          <draw:polygon draw:style-name="gr1" draw:text-style-name="P1" draw:layer="layout" svg:width="0.624cm" svg:height="0.292cm" svg:x="16.674cm" svg:y="15.014cm" svg:viewBox="0 0 625 293" draw:points="313,293 0,293 0,0 625,0 625,293">
            <text:p/>
          </draw:polygon>
          <draw:path draw:style-name="gr2" draw:text-style-name="P2" draw:layer="layout" svg:width="0.094cm" svg:height="0.293cm" svg:x="16.688cm" svg:y="15.013cm" svg:viewBox="0 0 95 294" svg:d="M61 0l-61 5v13c30 0 34 2 34 24v220c0 19-5 19-34 19v13c14 0 37-1 48-1 10 0 31 1 47 1v-13c-29 0-34 0-34-19z">
            <text:p/>
          </draw:path>
          <draw:path draw:style-name="gr2" draw:text-style-name="P2" draw:layer="layout" svg:width="0.187cm" svg:height="0.194cm" svg:x="16.802cm" svg:y="15.117cm" svg:viewBox="0 0 188 195" svg:d="M188 100c0-56-43-100-93-100-54 0-95 47-95 100 0 54 44 95 94 95 51 0 94-41 94-95zM95 184c-19 0-37-9-49-28-11-19-11-44-11-60 0-17 0-40 11-59 10-19 31-27 48-27 19 0 37 9 48 27 10 18 10 42 10 59 0 16 0 38-8 57-10 19-29 31-49 31z">
            <text:p/>
          </draw:path>
          <draw:path draw:style-name="gr2" draw:text-style-name="P2" draw:layer="layout" svg:width="0.289cm" svg:height="0.186cm" svg:x="16.997cm" svg:y="15.125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</draw:g>
        <draw:g>
          <svg:title>TexMaths</svg:title>
          <svg:desc>12§latex§possible and easy§svg§600§TRUE§</svg:desc>
          <draw:polygon draw:style-name="gr1" draw:text-style-name="P1" draw:layer="layout" svg:width="3.189cm" svg:height="0.374cm" svg:x="21.178cm" svg:y="14.917cm" svg:viewBox="0 0 3190 375" draw:points="1595,375 0,375 0,0 3190,0 3190,375">
            <text:p/>
          </draw:polygon>
          <draw:path draw:style-name="gr2" draw:text-style-name="P2" draw:layer="layout" svg:width="0.208cm" svg:height="0.269cm" svg:x="21.19cm" svg:y="15.023cm" svg:viewBox="0 0 209 270" svg:d="M61 28v-28l-61 5v13c30 0 34 2 34 20v200c0 19-5 19-34 19v13c14-1 36-2 48-2 11 0 32 1 48 2v-13c-29 0-34 0-34-19v-72-4c3 7 21 30 52 30 52 0 95-42 95-96s-41-96-89-96c-32 0-50 19-59 28zM62 139v-95c12-21 34-33 56-33 30 0 56 37 56 85 0 52-30 87-61 87-17 0-34-9-45-26-6-9-6-9-6-18z">
            <text:p/>
          </draw:path>
          <draw:path draw:style-name="gr2" draw:text-style-name="P2" draw:layer="layout" svg:width="0.187cm" svg:height="0.194cm" svg:x="21.435cm" svg:y="15.021cm" svg:viewBox="0 0 188 195" svg:d="M188 100c0-56-43-100-93-100-54 0-95 47-95 100 0 54 44 95 94 95 51 0 94-41 94-95zM95 184c-19 0-37-9-49-28-11-19-11-44-11-60 0-17 0-40 11-59 10-19 31-27 48-27 19 0 37 9 48 27 10 18 10 42 10 59 0 16 0 39-8 57-10 19-29 31-49 31z">
            <text:p/>
          </draw:path>
          <draw:path draw:style-name="gr2" draw:text-style-name="P2" draw:layer="layout" svg:width="0.138cm" svg:height="0.194cm" svg:x="21.647cm" svg:y="15.021cm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2" draw:text-style-name="P2" draw:layer="layout" svg:width="0.138cm" svg:height="0.194cm" svg:x="21.813cm" svg:y="15.021cm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2" draw:text-style-name="P2" draw:layer="layout" svg:width="0.09cm" svg:height="0.282cm" svg:x="21.979cm" svg:y="14.927cm" svg:viewBox="0 0 91 283" svg:d="M61 96l-60 5v13c29 0 33 3 33 23v114c0 19-5 19-34 19v13c13 0 37-1 47-1 15 0 30 1 44 1v-13c-27 0-30-2-30-18zM64 23c0-15-11-23-23-23-13 0-23 12-23 23s10 21 23 21c12 0 23-8 23-21z">
            <text:p/>
          </draw:path>
          <draw:path draw:style-name="gr2" draw:text-style-name="P2" draw:layer="layout" svg:width="0.208cm" svg:height="0.298cm" svg:x="22.094cm" svg:y="14.916cm" svg:viewBox="0 0 209 299" svg:d="M61 135v-135l-61 5v13c30 0 34 2 34 24v252h9c1 0 5-6 16-26 6 9 24 31 55 31 52 0 95-42 95-96s-41-96-90-96c-33 0-51 20-58 28zM62 246v-87c0-9 0-9 5-16 17-23 40-26 51-26 18 0 33 10 44 26 11 18 12 42 12 59 0 15-1 42-13 60-9 13-25 28-48 28-19 0-35-10-45-27-6-8-6-10-6-17z">
            <text:p/>
          </draw:path>
          <draw:path draw:style-name="gr2" draw:text-style-name="P2" draw:layer="layout" svg:width="0.094cm" svg:height="0.293cm" svg:x="22.329cm" svg:y="14.916cm" svg:viewBox="0 0 95 294" svg:d="M61 0l-61 5v13c30 0 34 2 34 24v220c0 19-5 19-34 19v13c14 0 37-1 48-1 10 0 31 1 47 1v-13c-29 0-34 0-34-19z">
            <text:p/>
          </draw:path>
          <draw:path draw:style-name="gr2" draw:text-style-name="P2" draw:layer="layout" svg:width="0.163cm" svg:height="0.194cm" svg:x="22.443cm" svg:y="15.021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2" draw:text-style-name="P2" draw:layer="layout" svg:width="0.19cm" svg:height="0.194cm" svg:x="22.777cm" svg:y="15.021cm" svg:viewBox="0 0 191 195" svg:d="M124 159c1 16 13 34 32 34 10 0 35-6 35-40v-24h-10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2" draw:text-style-name="P2" draw:layer="layout" svg:width="0.213cm" svg:height="0.186cm" svg:x="22.983cm" svg:y="15.023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2" draw:text-style-name="P2" draw:layer="layout" svg:width="0.208cm" svg:height="0.298cm" svg:x="23.217cm" svg:y="14.916cm" svg:viewBox="0 0 209 299" svg:d="M146 270v29l63-5v-13c-29 0-33-4-33-24v-257l-61 5v13c30 0 33 2 33 24v91c-12-15-30-26-53-26-51 0-95 42-95 96s42 96 90 96c28 0 46-14 56-29zM146 157v87c0 8 0 8-4 15-12 21-32 31-50 31-19 0-34-11-44-28-12-17-13-41-13-59 0-16 1-41 13-60 10-13 25-26 48-26 16 0 32 6 46 25 4 7 4 8 4 15z">
            <text:p/>
          </draw:path>
          <draw:path draw:style-name="gr2" draw:text-style-name="P2" draw:layer="layout" svg:width="0.163cm" svg:height="0.194cm" svg:x="23.589cm" svg:y="15.021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2" draw:text-style-name="P2" draw:layer="layout" svg:width="0.19cm" svg:height="0.194cm" svg:x="23.781cm" svg:y="15.021cm" svg:viewBox="0 0 191 195" svg:d="M124 159c1 16 13 34 32 34 10 0 35-6 35-40v-24h-10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2" draw:text-style-name="P2" draw:layer="layout" svg:width="0.138cm" svg:height="0.194cm" svg:x="23.988cm" svg:y="15.021cm" svg:viewBox="0 0 139 195" svg:d="M74 108c10 1 45 9 45 39 0 21-15 39-48 39-36 0-52-25-59-61-1-5-2-7-6-7-6 0-6 3-6 11v56c0 7 0 10 5 10 2 0 2 0 11-9 0 0 0-1 8-9 18 18 37 18 47 18 49 0 68-28 68-59 0-23-13-35-18-40-14-14-30-18-48-20-24-5-53-11-53-35 0-16 11-33 48-33 47 0 50 39 50 52 1 4 4 4 4 4 6 0 6-3 6-11v-43c0-8 0-10-4-10-3 0-3 0-9 5-1 2-6 6-7 7-16-12-34-12-40-12-52 0-68 29-68 52 0 15 7 27 18 37 14 11 26 13 56 19z">
            <text:p/>
          </draw:path>
          <draw:path draw:style-name="gr2" draw:text-style-name="P2" draw:layer="layout" svg:width="0.207cm" svg:height="0.269cm" svg:x="24.147cm" svg:y="15.028cm" svg:viewBox="0 0 208 270" svg:d="M168 41c11-28 32-28 40-28v-13c-10 1-23 1-33 1-7 0-27-1-36-1v13c13 0 19 7 19 18 0 5 0 5-2 11l-43 103-47-114c-1-3-2-5-2-7 0-11 15-11 24-11v-13c-11 0-40 1-47 1-11 0-28 0-41-1v13c20 0 29 0 35 15l63 155c-2 6-8 19-10 25-10 23-22 53-48 53-3 0-12 0-21-9 13-1 17-11 17-17 0-12-8-18-18-18-8 0-18 5-18 18 0 20 18 35 40 35 26 0 43-25 54-49z">
            <text:p/>
          </draw:path>
        </draw:g>
        <draw:g>
          <svg:title>TexMaths</svg:title>
          <svg:desc>14§latex§IBE based§svg§600§TRUE§</svg:desc>
          <draw:polygon draw:style-name="gr1" draw:text-style-name="P1" draw:layer="layout" svg:width="2.224cm" svg:height="0.341cm" svg:x="0.469cm" svg:y="16.862cm" svg:viewBox="0 0 2225 342" draw:points="1112,342 0,342 0,0 2225,0 2225,342">
            <text:p/>
          </draw:polygon>
          <draw:path draw:style-name="gr2" draw:text-style-name="P2" draw:layer="layout" svg:width="0.15cm" svg:height="0.337cm" svg:x="0.483cm" svg:y="16.867cm" svg:viewBox="0 0 151 338" svg:d="M98 39c0-18 1-24 41-24h12v-15c-17 1-56 1-75 1-20 0-59 0-76-1v15h13c39 0 40 6 40 24v261c0 17-1 22-40 22h-13v16c17-2 56-2 76-2 19 0 58 0 75 2v-16h-12c-40 0-41-5-41-22z">
            <text:p/>
          </draw:path>
          <draw:path draw:style-name="gr2" draw:text-style-name="P2" draw:layer="layout" svg:width="0.303cm" svg:height="0.337cm" svg:x="0.664cm" svg:y="16.867cm" svg:viewBox="0 0 304 338" svg:d="M92 157v-122c0-17 0-20 24-20h62c47 0 64 42 64 69 0 31-24 73-78 73zM209 161c47-10 82-40 82-77 0-43-46-84-110-84h-181v15h11c39 0 39 6 39 24v261c0 17 0 22-39 22h-11v16h193c66 0 111-44 111-91 0-42-41-80-95-86zM178 322h-62c-24 0-24-2-24-19v-135h93c49 0 70 45 70 79 0 35-27 75-77 75z">
            <text:p/>
          </draw:path>
          <draw:path draw:style-name="gr2" draw:text-style-name="P2" draw:layer="layout" svg:width="0.306cm" svg:height="0.335cm" svg:x="1.009cm" svg:y="16.868cm" svg:viewBox="0 0 307 336" svg:d="M50 297c0 18 0 24-39 24h-11v15h286l21-127h-13c-13 76-24 112-109 112h-66c-24 0-24-3-24-20v-131h45c48 0 53 15 53 57h13v-132h-13c0 44-5 59-53 59h-45v-119c0-17 0-20 24-20h64c76 0 89 27 97 96h13l-14-111h-279v15h11c39 0 39 6 39 24z">
            <text:p/>
          </draw:path>
          <draw:path draw:style-name="gr2" draw:text-style-name="P2" draw:layer="layout" svg:width="0.243cm" svg:height="0.348cm" svg:x="1.505cm" svg:y="16.861cm" svg:viewBox="0 0 244 349" svg:d="M71 157v-157l-71 6v15c35 0 39 3 39 28v294h11c2 0 6-7 19-30 7 11 28 36 64 36 60 0 111-49 111-112s-48-112-105-112c-38 0-59 24-68 32zM73 287v-102c0-10 0-10 5-18 20-27 47-31 59-31 21 0 39 13 52 31 13 21 14 49 14 68s-1 50-15 71c-10 15-30 32-56 32-23 0-41-11-52-31-7-10-7-11-7-20z">
            <text:p/>
          </draw:path>
          <draw:path draw:style-name="gr2" draw:text-style-name="P2" draw:layer="layout" svg:width="0.222cm" svg:height="0.226cm" svg:x="1.784cm" svg:y="16.983cm" svg:viewBox="0 0 223 227" svg:d="M144 185c2 20 16 41 39 41 10 0 40-7 40-48v-28h-12v28c0 28-12 32-18 32-17 0-18-22-18-25v-100c0-21 0-39-18-58-20-19-44-27-67-27-41 0-76 24-76 56 0 15 10 24 24 24 12 0 22-10 22-24 0-6-3-22-25-22 13-17 38-23 53-23 24 0 52 20 52 63v19c-25 1-59 2-91 18-36 17-49 42-49 64 0 39 48 52 80 52s54-20 64-42zM140 104v49c0 47-35 64-57 64-24 0-45-18-45-43 0-27 21-67 102-70z">
            <text:p/>
          </draw:path>
          <draw:path draw:style-name="gr2" draw:text-style-name="P2" draw:layer="layout" svg:width="0.161cm" svg:height="0.226cm" svg:x="2.025cm" svg:y="16.983cm" svg:viewBox="0 0 162 227" svg:d="M87 126c11 2 52 10 52 45 0 25-17 46-56 46-42 0-61-29-69-71-1-6-3-9-7-9-7 0-7 5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3 21 44 17 12 31 15 66 22z">
            <text:p/>
          </draw:path>
          <draw:path draw:style-name="gr2" draw:text-style-name="P2" draw:layer="layout" svg:width="0.191cm" svg:height="0.226cm" svg:x="2.215cm" svg:y="16.983cm" svg:viewBox="0 0 192 227" svg:d="M42 97c3-73 45-86 62-86 50 0 56 67 56 86zM41 108h138c11 0 13 0 13-11 0-49-27-97-88-97-58 0-104 50-104 114 0 65 52 113 109 113 60 0 83-55 83-64 0-5-4-6-7-6-4 0-4 3-6 7-18 50-61 50-67 50-25 0-45-14-56-32-15-24-15-57-15-74z">
            <text:p/>
          </draw:path>
          <draw:path draw:style-name="gr2" draw:text-style-name="P2" draw:layer="layout" svg:width="0.243cm" svg:height="0.348cm" svg:x="2.436cm" svg:y="16.861cm" svg:viewBox="0 0 244 349" svg:d="M171 315v34l73-6v-15c-34 0-38-4-38-28v-300l-72 6v15c35 0 38 3 38 28v107c-14-19-35-31-61-31-59 0-111 49-111 112s49 112 105 112c32 0 53-17 66-34zM171 184v101c0 9 0 9-6 18-14 24-36 35-57 35-23 0-41-13-52-32-14-20-15-48-15-69 0-18 1-48 15-70 11-16 29-31 56-31 18 0 38 7 53 29 6 9 6 10 6 19z">
            <text:p/>
          </draw:path>
        </draw:g>
        <draw:g>
          <svg:title>TexMaths</svg:title>
          <svg:desc>12§latex§low§svg§600§TRUE§</svg:desc>
          <draw:polygon draw:style-name="gr1" draw:text-style-name="P1" draw:layer="layout" svg:width="0.624cm" svg:height="0.292cm" svg:x="8.474cm" svg:y="16.812cm" svg:viewBox="0 0 625 293" draw:points="313,293 0,293 0,0 625,0 625,293">
            <text:p/>
          </draw:polygon>
          <draw:path draw:style-name="gr2" draw:text-style-name="P2" draw:layer="layout" svg:width="0.094cm" svg:height="0.293cm" svg:x="8.488cm" svg:y="16.811cm" svg:viewBox="0 0 95 294" svg:d="M61 0l-61 5v13c30 0 34 2 34 24v220c0 19-5 19-34 19v13c14 0 37-1 48-1 10 0 31 1 47 1v-13c-29 0-34 0-34-19z">
            <text:p/>
          </draw:path>
          <draw:path draw:style-name="gr2" draw:text-style-name="P2" draw:layer="layout" svg:width="0.187cm" svg:height="0.194cm" svg:x="8.602cm" svg:y="16.915cm" svg:viewBox="0 0 188 195" svg:d="M188 100c0-56-43-100-93-100-54 0-95 47-95 100 0 54 44 95 94 95 51 0 94-41 94-95zM95 184c-19 0-37-9-49-28-11-19-11-44-11-60 0-17 0-40 11-59 10-19 31-27 48-27 19 0 37 9 48 27 10 18 10 42 10 59 0 16 0 38-8 57-10 19-29 31-49 31z">
            <text:p/>
          </draw:path>
          <draw:path draw:style-name="gr2" draw:text-style-name="P2" draw:layer="layout" svg:width="0.289cm" svg:height="0.186cm" svg:x="8.797cm" svg:y="16.923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</draw:g>
        <draw:g>
          <svg:title>TexMaths</svg:title>
          <svg:desc>12§latex§low§svg§600§TRUE§</svg:desc>
          <draw:polygon draw:style-name="gr1" draw:text-style-name="P1" draw:layer="layout" svg:width="0.624cm" svg:height="0.292cm" svg:x="13.175cm" svg:y="16.813cm" svg:viewBox="0 0 625 293" draw:points="313,293 0,293 0,0 625,0 625,293">
            <text:p/>
          </draw:polygon>
          <draw:path draw:style-name="gr2" draw:text-style-name="P2" draw:layer="layout" svg:width="0.094cm" svg:height="0.293cm" svg:x="13.189cm" svg:y="16.812cm" svg:viewBox="0 0 95 294" svg:d="M61 0l-61 5v13c30 0 34 2 34 24v220c0 19-5 19-34 19v13c14 0 37-1 48-1 10 0 31 1 47 1v-13c-29 0-34 0-34-19z">
            <text:p/>
          </draw:path>
          <draw:path draw:style-name="gr2" draw:text-style-name="P2" draw:layer="layout" svg:width="0.187cm" svg:height="0.194cm" svg:x="13.303cm" svg:y="16.916cm" svg:viewBox="0 0 188 195" svg:d="M188 100c0-56-43-100-93-100-54 0-95 47-95 100 0 54 44 95 94 95 51 0 94-41 94-95zM95 184c-19 0-37-9-49-28-11-19-11-44-11-60 0-17 0-40 11-59 10-19 31-27 48-27 19 0 37 9 48 27 10 18 10 42 10 59 0 16 0 38-8 57-10 19-29 31-49 31z">
            <text:p/>
          </draw:path>
          <draw:path draw:style-name="gr2" draw:text-style-name="P2" draw:layer="layout" svg:width="0.289cm" svg:height="0.186cm" svg:x="13.498cm" svg:y="16.924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</draw:g>
        <draw:g>
          <svg:title>TexMaths</svg:title>
          <svg:desc>12§latex§low§svg§600§TRUE§</svg:desc>
          <draw:polygon draw:style-name="gr1" draw:text-style-name="P1" draw:layer="layout" svg:width="0.624cm" svg:height="0.292cm" svg:x="16.674cm" svg:y="16.814cm" svg:viewBox="0 0 625 293" draw:points="313,293 0,293 0,0 625,0 625,293">
            <text:p/>
          </draw:polygon>
          <draw:path draw:style-name="gr2" draw:text-style-name="P2" draw:layer="layout" svg:width="0.094cm" svg:height="0.293cm" svg:x="16.688cm" svg:y="16.813cm" svg:viewBox="0 0 95 294" svg:d="M61 0l-61 5v13c30 0 34 2 34 24v220c0 19-5 19-34 19v13c14 0 37-1 48-1 10 0 31 1 47 1v-13c-29 0-34 0-34-19z">
            <text:p/>
          </draw:path>
          <draw:path draw:style-name="gr2" draw:text-style-name="P2" draw:layer="layout" svg:width="0.187cm" svg:height="0.194cm" svg:x="16.802cm" svg:y="16.917cm" svg:viewBox="0 0 188 195" svg:d="M188 100c0-56-43-100-93-100-54 0-95 47-95 100 0 54 44 95 94 95 51 0 94-41 94-95zM95 184c-19 0-37-9-49-28-11-19-11-44-11-60 0-17 0-40 11-59 10-19 31-27 48-27 19 0 37 9 48 27 10 18 10 42 10 59 0 16 0 38-8 57-10 19-29 31-49 31z">
            <text:p/>
          </draw:path>
          <draw:path draw:style-name="gr2" draw:text-style-name="P2" draw:layer="layout" svg:width="0.289cm" svg:height="0.186cm" svg:x="16.997cm" svg:y="16.925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</draw:g>
        <draw:g>
          <svg:title>TexMaths</svg:title>
          <svg:desc>12§latex§possible and easy§svg§600§TRUE§</svg:desc>
          <draw:polygon draw:style-name="gr1" draw:text-style-name="P1" draw:layer="layout" svg:width="3.189cm" svg:height="0.374cm" svg:x="21.178cm" svg:y="16.717cm" svg:viewBox="0 0 3190 375" draw:points="1595,375 0,375 0,0 3190,0 3190,375">
            <text:p/>
          </draw:polygon>
          <draw:path draw:style-name="gr2" draw:text-style-name="P2" draw:layer="layout" svg:width="0.208cm" svg:height="0.269cm" svg:x="21.19cm" svg:y="16.823cm" svg:viewBox="0 0 209 270" svg:d="M61 28v-28l-61 5v13c30 0 34 2 34 20v200c0 19-5 19-34 19v13c14-1 36-2 48-2 11 0 32 1 48 2v-13c-29 0-34 0-34-19v-72-4c3 7 21 30 52 30 52 0 95-42 95-96s-41-96-89-96c-32 0-50 19-59 28zM62 139v-95c12-21 34-33 56-33 30 0 56 37 56 85 0 52-30 87-61 87-17 0-34-9-45-26-6-9-6-9-6-18z">
            <text:p/>
          </draw:path>
          <draw:path draw:style-name="gr2" draw:text-style-name="P2" draw:layer="layout" svg:width="0.187cm" svg:height="0.194cm" svg:x="21.435cm" svg:y="16.821cm" svg:viewBox="0 0 188 195" svg:d="M188 100c0-56-43-100-93-100-54 0-95 47-95 100 0 54 44 95 94 95 51 0 94-41 94-95zM95 184c-19 0-37-9-49-28-11-19-11-44-11-60 0-17 0-40 11-59 10-19 31-27 48-27 19 0 37 9 48 27 10 18 10 42 10 59 0 16 0 39-8 57-10 19-29 31-49 31z">
            <text:p/>
          </draw:path>
          <draw:path draw:style-name="gr2" draw:text-style-name="P2" draw:layer="layout" svg:width="0.138cm" svg:height="0.194cm" svg:x="21.647cm" svg:y="16.821cm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2" draw:text-style-name="P2" draw:layer="layout" svg:width="0.138cm" svg:height="0.194cm" svg:x="21.813cm" svg:y="16.821cm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2" draw:text-style-name="P2" draw:layer="layout" svg:width="0.09cm" svg:height="0.282cm" svg:x="21.979cm" svg:y="16.727cm" svg:viewBox="0 0 91 283" svg:d="M61 96l-60 5v13c29 0 33 3 33 23v114c0 19-5 19-34 19v13c13 0 37-1 47-1 15 0 30 1 44 1v-13c-27 0-30-2-30-18zM64 23c0-15-11-23-23-23-13 0-23 12-23 23s10 21 23 21c12 0 23-8 23-21z">
            <text:p/>
          </draw:path>
          <draw:path draw:style-name="gr2" draw:text-style-name="P2" draw:layer="layout" svg:width="0.208cm" svg:height="0.298cm" svg:x="22.094cm" svg:y="16.716cm" svg:viewBox="0 0 209 299" svg:d="M61 135v-135l-61 5v13c30 0 34 2 34 24v252h9c1 0 5-6 16-26 6 9 24 31 55 31 52 0 95-42 95-96s-41-96-90-96c-33 0-51 20-58 28zM62 246v-87c0-9 0-9 5-16 17-23 40-26 51-26 18 0 33 10 44 26 11 18 12 42 12 59 0 15-1 42-13 60-9 13-25 28-48 28-19 0-35-10-45-27-6-8-6-10-6-17z">
            <text:p/>
          </draw:path>
          <draw:path draw:style-name="gr2" draw:text-style-name="P2" draw:layer="layout" svg:width="0.094cm" svg:height="0.293cm" svg:x="22.329cm" svg:y="16.716cm" svg:viewBox="0 0 95 294" svg:d="M61 0l-61 5v13c30 0 34 2 34 24v220c0 19-5 19-34 19v13c14 0 37-1 48-1 10 0 31 1 47 1v-13c-29 0-34 0-34-19z">
            <text:p/>
          </draw:path>
          <draw:path draw:style-name="gr2" draw:text-style-name="P2" draw:layer="layout" svg:width="0.163cm" svg:height="0.194cm" svg:x="22.443cm" svg:y="16.821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2" draw:text-style-name="P2" draw:layer="layout" svg:width="0.19cm" svg:height="0.194cm" svg:x="22.777cm" svg:y="16.821cm" svg:viewBox="0 0 191 195" svg:d="M124 159c1 16 13 34 32 34 10 0 35-6 35-40v-24h-10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2" draw:text-style-name="P2" draw:layer="layout" svg:width="0.213cm" svg:height="0.186cm" svg:x="22.983cm" svg:y="16.823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2" draw:text-style-name="P2" draw:layer="layout" svg:width="0.208cm" svg:height="0.298cm" svg:x="23.217cm" svg:y="16.716cm" svg:viewBox="0 0 209 299" svg:d="M146 270v29l63-5v-13c-29 0-33-4-33-24v-257l-61 5v13c30 0 33 2 33 24v91c-12-15-30-26-53-26-51 0-95 42-95 96s42 96 90 96c28 0 46-14 56-29zM146 157v87c0 8 0 8-4 15-12 21-32 31-50 31-19 0-34-11-44-28-12-17-13-41-13-59 0-16 1-41 13-60 10-13 25-26 48-26 16 0 32 6 46 25 4 7 4 8 4 15z">
            <text:p/>
          </draw:path>
          <draw:path draw:style-name="gr2" draw:text-style-name="P2" draw:layer="layout" svg:width="0.163cm" svg:height="0.194cm" svg:x="23.589cm" svg:y="16.821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2" draw:text-style-name="P2" draw:layer="layout" svg:width="0.19cm" svg:height="0.194cm" svg:x="23.781cm" svg:y="16.821cm" svg:viewBox="0 0 191 195" svg:d="M124 159c1 16 13 34 32 34 10 0 35-6 35-40v-24h-10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2" draw:text-style-name="P2" draw:layer="layout" svg:width="0.138cm" svg:height="0.194cm" svg:x="23.988cm" svg:y="16.821cm" svg:viewBox="0 0 139 195" svg:d="M74 108c10 1 45 9 45 39 0 21-15 39-48 39-36 0-52-25-59-61-1-5-2-7-6-7-6 0-6 3-6 11v56c0 7 0 10 5 10 2 0 2 0 11-9 0 0 0-1 8-9 18 18 37 18 47 18 49 0 68-28 68-59 0-23-13-35-18-40-14-14-30-18-48-20-24-5-53-11-53-35 0-16 11-33 48-33 47 0 50 39 50 52 1 4 4 4 4 4 6 0 6-3 6-11v-43c0-8 0-10-4-10-3 0-3 0-9 5-1 2-6 6-7 7-16-12-34-12-40-12-52 0-68 29-68 52 0 15 7 27 18 37 14 11 26 13 56 19z">
            <text:p/>
          </draw:path>
          <draw:path draw:style-name="gr2" draw:text-style-name="P2" draw:layer="layout" svg:width="0.207cm" svg:height="0.269cm" svg:x="24.147cm" svg:y="16.828cm" svg:viewBox="0 0 208 270" svg:d="M168 41c11-28 32-28 40-28v-13c-10 1-23 1-33 1-7 0-27-1-36-1v13c13 0 19 7 19 18 0 5 0 5-2 11l-43 103-47-114c-1-3-2-5-2-7 0-11 15-11 24-11v-13c-11 0-40 1-47 1-11 0-28 0-41-1v13c20 0 29 0 35 15l63 155c-2 6-8 19-10 25-10 23-22 53-48 53-3 0-12 0-21-9 13-1 17-11 17-17 0-12-8-18-18-18-8 0-18 5-18 18 0 20 18 35 40 35 26 0 43-25 54-49z">
            <text:p/>
          </draw:path>
        </draw:g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21:21:17.095432470</meta:creation-date>
    <dc:date>2017-02-23T21:12:10.335942272</dc:date>
    <meta:editing-duration>P5DT12H10M39S</meta:editing-duration>
    <meta:editing-cycles>26</meta:editing-cycles>
    <meta:generator>LibreOffice/5.1.4.2$Linux_X86_64 LibreOffice_project/10m0$Build-2</meta:generator>
    <meta:document-statistic meta:object-count="420"/>
  </office:meta>
</office:document-meta>
</file>